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5E0000005E667D0165F7F6D00A.png" manifest:media-type="image/png"/>
  <manifest:file-entry manifest:full-path="Pictures/100000000000005E0000005E2AE0DE6D99012D70.png" manifest:media-type="image/png"/>
  <manifest:file-entry manifest:full-path="Pictures/1000000000000462000000589ACB62EABBDEC345.png" manifest:media-type="image/png"/>
  <manifest:file-entry manifest:full-path="Pictures/10000000000000080000000884D992FE4BA6D708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9.137cm" fo:margin-top="0.199cm" fo:margin-bottom="0cm" table:align="left"/>
    </style:style>
    <style:style style:name="Table1.A" style:family="table-column">
      <style:table-column-properties style:column-width="2.591cm"/>
    </style:style>
    <style:style style:name="Table1.B" style:family="table-column">
      <style:table-column-properties style:column-width="1.91cm"/>
    </style:style>
    <style:style style:name="Table1.C" style:family="table-column">
      <style:table-column-properties style:column-width="2.208cm"/>
    </style:style>
    <style:style style:name="Table1.D" style:family="table-column">
      <style:table-column-properties style:column-width="2.427cm"/>
    </style:style>
    <style:style style:name="Table1.A1" style:family="table-cell">
      <style:table-cell-properties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#add9e0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5.009cm" style:rel-column-width="35881*"/>
    </style:style>
    <style:style style:name="Tableau2.B" style:family="table-column">
      <style:table-column-properties style:column-width="4.142cm" style:rel-column-width="29654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ffffff" loext:opacity="100%" style:font-name="Bitstream Vera Sans1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paragraph-properties fo:text-align="start" style:justify-single-word="false"/>
    </style:style>
    <style:style style:name="P106" style:family="paragraph" style:parent-style-name="_5f_Footer_20_page_20_paire_20__28_G_29_"/>
    <style:style style:name="P107" style:family="paragraph" style:parent-style-name="_5f_Footer_20_page_20_paire_20__28_G_29_">
      <style:text-properties fo:font-size="9pt" style:font-size-asian="9pt" style:font-size-complex="9pt"/>
    </style:style>
    <style:style style:name="P108" style:family="paragraph" style:parent-style-name="_5f_Paragraphe_5f_Réponse_5f_Elève" style:list-style-name="_5f_Numérotation_20_des_20_exercices"/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aragraphe_5f_Réponse_5f_Elève" style:list-style-name=""/>
    <style:style style:name="P111" style:family="paragraph" style:parent-style-name="_5f_Paragraphe_5f_avec_5f_Num_5f_Question" style:list-style-name="_5f_Numérotation_20_des_20_exercices"/>
    <style:style style:name="P112" style:family="paragraph" style:parent-style-name="_5f_Paragraphe_5f_avec_5f_Num_5f_Question" style:list-style-name="_5f_Numérotation_20_des_20_exercices">
      <style:text-properties officeooo:paragraph-rsid="01234638"/>
    </style:style>
    <style:style style:name="P113" style:family="paragraph" style:parent-style-name="_5f_Paragraphe_5f_avec_5f_Num_5f_Question" style:list-style-name=""/>
    <style:style style:name="P114" style:family="paragraph" style:parent-style-name="_5f_Premier_5f_Titre_5f_Exercices_5f_avec_5f_Num_5f_Exo_5f_sans_5f_Titre" style:list-style-name="_5f_Numérotation_20_des_20_exercices" style:master-page-name="_34__5f_2_5f_SERIE_5f_G_5f_GAUCHE_5f_ET_5f_DROITE_5f_2COL">
      <style:paragraph-properties style:page-number="auto"/>
    </style:style>
    <style:style style:name="P115" style:family="paragraph" style:parent-style-name="_5f_Premier_5f_Titre_5f_Exercices_5f_avec_5f_Num_5f_Exo_5f_sans_5f_Titre" style:list-style-name="_5f_Numérotation_20_des_20_exercices">
      <style:paragraph-properties fo:margin-top="0cm" fo:margin-bottom="0cm" style:contextual-spacing="false"/>
    </style:style>
    <style:style style:name="P116" style:family="paragraph" style:parent-style-name="_5f_Titre_5f_Exercices_5f_avec_5f_Titre" style:list-style-name="_5f_Numérotation_20_des_20_exercices"/>
    <style:style style:name="P117" style:family="paragraph" style:parent-style-name="_5f_Titre_5f_Exercices_5f_sans_5f_Titre" style:list-style-name="_5f_Numérotation_20_des_20_exercices"/>
    <style:style style:name="P118" style:family="paragraph" style:parent-style-name="_5f_Titre_5f_Exercices_5f_sans_5f_Titre" style:list-style-name="_5f_Numérotation_20_des_20_exercices">
      <style:text-properties officeooo:paragraph-rsid="01234638"/>
    </style:style>
    <style:style style:name="P119" style:family="paragraph" style:parent-style-name="_5f_Titre_5f_Exercices_5f_sans_5f_Titre" style:list-style-name="_5f_Numérotation_20_des_20_exercices">
      <style:paragraph-properties fo:margin-top="0.101cm" fo:margin-bottom="0.101cm" style:contextual-spacing="false"/>
    </style:style>
    <style:style style:name="P120" style:family="paragraph">
      <style:paragraph-properties fo:text-align="center"/>
    </style:style>
    <style:style style:name="P12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3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4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5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6" style:family="paragraph">
      <style:paragraph-properties fo:margin-left="0cm" fo:margin-right="0cm" fo:margin-top="0cm" fo:margin-bottom="0cm" fo:line-height="100%" fo:text-indent="0cm"/>
    </style:style>
    <style:style style:name="P1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2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2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P134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4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48" style:family="paragraph">
      <style:paragraph-properties fo:margin-left="0cm" fo:margin-right="0cm" fo:margin-top="0cm" fo:margin-bottom="0cm" fo:line-height="100%" fo:text-indent="0cm" style:writing-mode="lr-tb"/>
    </style:style>
    <style:style style:name="P1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51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5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7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59" style:family="paragraph">
      <loext:graphic-properties draw:fill="solid" draw:fill-color="#1ca2b8"/>
    </style:style>
    <style:style style:name="P16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loext:graphic-properties draw:fill="solid" draw:fill-color="#d7e12c"/>
    </style:style>
    <style:style style:name="P16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66" style:family="paragraph">
      <loext:graphic-properties draw:fill="solid" draw:fill-color="#7fb241"/>
    </style:style>
    <style:style style:name="P16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8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1" fo:font-weight="bold" officeooo:rsid="0246ec76"/>
    </style:style>
    <style:style style:name="T64" style:family="text">
      <style:text-properties fo:font-variant="small-caps" fo:color="#7fb241" loext:opacity="100%" style:font-name="Bitstream Vera Sans1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1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334a5be"/>
    </style:style>
    <style:style style:name="T15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officeooo:rsid="0160d7ef"/>
    </style:style>
    <style:style style:name="T154" style:family="text">
      <style:text-properties officeooo:rsid="0072f07f"/>
    </style:style>
    <style:style style:name="T155" style:family="text">
      <style:text-properties officeooo:rsid="0268e0aa"/>
    </style:style>
    <style:style style:name="T156" style:family="text">
      <style:text-properties officeooo:rsid="026ec296"/>
    </style:style>
    <style:style style:name="T157" style:family="text">
      <style:text-properties officeooo:rsid="0272f9e5"/>
    </style:style>
    <style:style style:name="T158" style:family="text">
      <style:text-properties officeooo:rsid="02757f12"/>
    </style:style>
    <style:style style:name="T159" style:family="text">
      <style:text-properties officeooo:rsid="02735980"/>
    </style:style>
    <style:style style:name="T160" style:family="text">
      <style:text-properties officeooo:rsid="01b6dc57"/>
    </style:style>
    <style:style style:name="T161" style:family="text">
      <style:text-properties officeooo:rsid="00b5d2d1"/>
    </style:style>
    <style:style style:name="T162" style:family="text">
      <style:text-properties officeooo:rsid="015f088a"/>
    </style:style>
    <style:style style:name="T163" style:family="text">
      <style:text-properties officeooo:rsid="01f8729d"/>
    </style:style>
    <style:style style:name="T164" style:family="text">
      <style:text-properties officeooo:rsid="010c4d3a"/>
    </style:style>
    <style:style style:name="T165" style:family="text">
      <style:text-properties fo:font-size="16pt" style:font-size-asian="16pt" style:font-size-complex="16pt"/>
    </style:style>
    <style:style style:name="T166" style:family="text">
      <style:text-properties officeooo:rsid="00b6801f"/>
    </style:style>
    <style:style style:name="T167" style:family="text">
      <style:text-properties officeooo:rsid="016f3374"/>
    </style:style>
    <style:style style:name="T168" style:family="text">
      <style:text-properties officeooo:rsid="014407b5"/>
    </style:style>
    <style:style style:name="T169" style:family="text">
      <style:text-properties officeooo:rsid="008d016c"/>
    </style:style>
    <style:style style:name="T170" style:family="text">
      <style:text-properties officeooo:rsid="009e3fdd"/>
    </style:style>
    <style:style style:name="T171" style:family="text">
      <style:text-properties officeooo:rsid="00a4cf55"/>
    </style:style>
    <style:style style:name="T172" style:family="text">
      <style:text-properties officeooo:rsid="005a3fa8"/>
    </style:style>
    <style:style style:name="T173" style:family="text">
      <style:text-properties officeooo:rsid="00415f3a"/>
    </style:style>
    <style:style style:name="T174" style:family="text">
      <style:text-properties officeooo:rsid="00386ebd"/>
    </style:style>
    <style:style style:name="T175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6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7" style:family="text">
      <style:text-properties officeooo:rsid="00a59a60"/>
    </style:style>
    <style:style style:name="T178" style:family="text">
      <style:text-properties officeooo:rsid="01fe03f2"/>
    </style:style>
    <style:style style:name="T179" style:family="text">
      <style:text-properties officeooo:rsid="0096b4e2"/>
    </style:style>
    <style:style style:name="T180" style:family="text">
      <style:text-properties officeooo:rsid="0032e83a"/>
    </style:style>
    <style:style style:name="T181" style:family="text">
      <style:text-properties officeooo:rsid="002b33ed"/>
    </style:style>
    <style:style style:name="T182" style:family="text">
      <style:text-properties officeooo:rsid="00a59037"/>
    </style:style>
    <style:style style:name="T183" style:family="text">
      <style:text-properties fo:font-weight="normal" style:font-weight-asian="normal" style:font-weight-complex="normal"/>
    </style:style>
    <style:style style:name="T184" style:family="text"/>
    <style:style style:name="T18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6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8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T189" style:family="text">
      <style:text-properties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color="#000000" loext:opacity="10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19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5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41cm" svg:stroke-color="#7fb241" draw:marker-start="" draw:marker-start-width="0.062cm" draw:marker-start-center="false" draw:marker-end="" draw:marker-end-width="0.062cm" draw:marker-end-center="false" draw:fill="none" draw:fill-color="#99ccff" draw:textarea-horizontal-align="justify" draw:textarea-vertical-align="middle" draw:auto-grow-height="false" fo:min-height="2.475cm" fo:min-width="5.094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4" style:family="graphic">
      <style:graphic-properties draw:stroke="none" draw:stroke-dash="Dashed_20__28_var_29__20_5672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83cm" fo:min-width="0.30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" style:family="graphic">
      <style:graphic-properties draw:stroke="none" draw:stroke-dash="Dashed_20__28_var_29__20_5676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99cm" fo:min-width="0.29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" style:family="graphic">
      <style:graphic-properties draw:stroke="none" draw:stroke-dash="Dashed_20__28_var_29__20_5677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621cm" fo:min-width="0.37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" style:family="graphic">
      <style:graphic-properties style:run-through="foreground"/>
    </style:style>
    <style:style style:name="gr8" style:family="graphic">
      <style:graphic-properties draw:stroke="solid" draw:stroke-dash="Dashed_20__28_var_29__20_5666" svg:stroke-width="0.041cm" svg:stroke-color="#7fb241" draw:marker-start="" draw:marker-start-width="0.062cm" draw:marker-start-center="false" draw:marker-end="" draw:marker-end-width="0.06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" style:family="graphic">
      <style:graphic-properties draw:stroke="solid" draw:stroke-dash="Dashed_20__28_var_29__20_5667" svg:stroke-width="0.041cm" svg:stroke-color="#7fb241" draw:marker-start="" draw:marker-start-width="0.062cm" draw:marker-start-center="false" draw:marker-end="" draw:marker-end-width="0.06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" style:family="graphic">
      <style:graphic-properties draw:stroke="none" draw:stroke-dash="Dashed_20__28_var_29__20_5674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8cm" fo:min-width="0.29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" style:family="graphic">
      <style:graphic-properties draw:stroke="none" draw:stroke-dash="Dashed_20__28_var_29__20_5675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24cm" fo:min-width="0.293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" style:family="graphic">
      <style:graphic-properties draw:stroke="solid" draw:stroke-dash="Dashed_20__28_var_29__20_5655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" style:family="graphic">
      <style:graphic-properties draw:stroke="solid" draw:stroke-dash="Dashed_20__28_var_29__20_5656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" style:family="graphic">
      <style:graphic-properties draw:stroke="solid" draw:stroke-dash="Dashed_20__28_var_29__20_5658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" style:family="graphic">
      <style:graphic-properties fo:margin-left="1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.025cm" svg:stroke-color="#d3802c" draw:marker-start-width="0.302cm" draw:marker-start-center="false" draw:marker-end-width="0.302cm" draw:marker-end-center="false" draw:fill="none" draw:fill-color="#ffffff" draw:textarea-horizontal-align="left" draw:auto-grow-height="true" draw:auto-grow-width="false" fo:min-height="0.49cm" fo:min-width="0.148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none" svg:stroke-width="0.025cm" svg:stroke-color="#d3802c" draw:marker-start-width="0.302cm" draw:marker-start-center="false" draw:marker-end-width="0.302cm" draw:marker-end-center="false" draw:fill="none" draw:fill-color="#ffffff" draw:textarea-horizontal-align="left" draw:auto-grow-height="true" draw:auto-grow-width="false" fo:min-height="0.49cm" fo:min-width="0.15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none" svg:stroke-width="0.025cm" svg:stroke-color="#d3802c" draw:marker-start-width="0.302cm" draw:marker-start-center="false" draw:marker-end-width="0.302cm" draw:marker-end-center="false" draw:fill="none" draw:fill-color="#ffffff" draw:textarea-horizontal-align="left" draw:auto-grow-height="true" draw:auto-grow-width="false" fo:min-height="0.49cm" fo:min-width="0.152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svg:stroke-width="0.025cm" svg:stroke-color="#d3802c" draw:marker-start-width="0.302cm" draw:marker-start-center="false" draw:marker-end-width="0.302cm" draw:marker-end-center="false" draw:fill="none" draw:fill-color="#ffffff" draw:textarea-horizontal-align="left" draw:auto-grow-height="true" draw:auto-grow-width="false" fo:min-height="0.49cm" fo:min-width="0.122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none" svg:stroke-width="0.025cm" svg:stroke-color="#d3802c" draw:marker-start-width="0.302cm" draw:marker-start-center="false" draw:marker-end-width="0.302cm" draw:marker-end-center="false" draw:fill="none" draw:fill-color="#ffffff" draw:textarea-horizontal-align="left" draw:auto-grow-height="true" draw:auto-grow-width="true" fo:min-height="0.49cm" fo:min-width="1.021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solid" svg:stroke-width="0.041cm" svg:stroke-color="#d3802c" draw:marker-start-width="0.252cm" draw:marker-start-center="false" draw:marker-end-width="0.252cm" draw:marker-end-center="false" draw:fill="none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49cm" svg:stroke-color="#d3802c" draw:marker-start-width="0.266cm" draw:marker-start-center="false" draw:marker-end-width="0.266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.025cm" svg:stroke-color="#d3802c" draw:marker-start-width="0.231cm" draw:marker-start-center="false" draw:marker-end-width="0.231cm" draw:marker-end-center="false" draw:fill="none" draw:fill-color="#ffffff" draw:textarea-horizontal-align="left" draw:auto-grow-height="true" draw:auto-grow-width="true" fo:min-height="0.483cm" fo:min-width="1.337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solid" svg:stroke-width="0.025cm" svg:stroke-color="#d3802c" draw:marker-start-width="0.3cm" draw:marker-start-center="false" draw:marker-end-width="0.3cm" draw:marker-end-center="false" draw:fill="none" draw:fill-color="#00b8ff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 style:run-through="foreground"/>
    </style:style>
    <style:style style:name="gr25" style:family="graphic">
      <style:graphic-properties fo:margin-left="0.199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.03cm" svg:stroke-color="#000000" draw:marker-start="" draw:marker-start-width="0.011cm" draw:marker-start-center="false" draw:marker-end="" draw:marker-end-width="0.011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7" style:family="graphic">
      <style:graphic-properties draw:stroke="none" svg:stroke-width="0.03cm" svg:stroke-color="#000000" draw:marker-start="" draw:marker-start-width="0.011cm" draw:marker-start-center="false" draw:marker-end="" draw:marker-end-width="0.011cm" draw:marker-end-center="false" draw:fill="none" draw:fill-color="#ffffff" draw:textarea-horizontal-align="left" draw:auto-grow-height="true" draw:auto-grow-width="true" fo:min-height="0.413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svg:stroke-width="0.03cm" svg:stroke-color="#000000" draw:marker-start="" draw:marker-start-width="0.011cm" draw:marker-start-center="false" draw:marker-end="" draw:marker-end-width="0.011cm" draw:marker-end-center="false" draw:fill="none" draw:fill-color="#ffffff" draw:textarea-horizontal-align="left" draw:auto-grow-height="true" draw:auto-grow-width="true" fo:min-height="0.413cm" fo:min-width="0.21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svg:stroke-width="0.03cm" svg:stroke-color="#000000" draw:marker-start="" draw:marker-start-width="0.011cm" draw:marker-start-center="false" draw:marker-end="" draw:marker-end-width="0.011cm" draw:marker-end-center="false" draw:fill="none" draw:fill-color="#ffffff" draw:textarea-horizontal-align="left" draw:auto-grow-height="true" draw:auto-grow-width="true" fo:min-height="0.413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none" svg:stroke-width="0.03cm" svg:stroke-color="#000000" draw:marker-start="" draw:marker-start-width="0.011cm" draw:marker-start-center="false" draw:marker-end="" draw:marker-end-width="0.011cm" draw:marker-end-center="false" draw:fill="none" draw:fill-color="#ffffff" draw:textarea-horizontal-align="left" draw:auto-grow-height="true" draw:auto-grow-width="true" fo:min-height="0.413cm" fo:min-width="0.22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none" svg:stroke-width="0.03cm" svg:stroke-color="#000000" draw:marker-start="" draw:marker-start-width="0.011cm" draw:marker-start-center="false" draw:marker-end="" draw:marker-end-width="0.011cm" draw:marker-end-center="false" draw:fill="none" draw:fill-color="#ffffff" draw:textarea-horizontal-align="left" draw:auto-grow-height="true" draw:auto-grow-width="false" fo:min-height="0.413cm" fo:min-width="0.29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none" svg:stroke-width="0.03cm" svg:stroke-color="#000000" draw:marker-start="" draw:marker-start-width="0.011cm" draw:marker-start-center="false" draw:marker-end="" draw:marker-end-width="0.011cm" draw:marker-end-center="false" draw:fill="none" draw:fill-color="#ffffff" draw:textarea-horizontal-align="left" draw:auto-grow-height="true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fo:margin-left="0.101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solid" svg:stroke-width="0.041cm" svg:stroke-color="#9d0f89" draw:marker-start="" draw:marker-start-width="0.261cm" draw:marker-start-center="false" draw:marker-end="" draw:marker-end-width="0.261cm" draw:marker-end-center="false" draw:fill="solid" draw:fill-color="#99ccff" draw:textarea-horizontal-align="center" draw:textarea-vertical-align="middle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35" style:family="graphic">
      <style:graphic-properties draw:stroke="none" svg:stroke-width="0.041cm" svg:stroke-color="#9d0f89" draw:marker-start="" draw:marker-start-width="0.261cm" draw:marker-start-center="false" draw:marker-end="" draw:marker-end-width="0.261cm" draw:marker-end-center="false" draw:fill="none" draw:fill-color="#ffffff" draw:auto-grow-width="true" fo:min-height="0.413cm" fo:min-width="0.2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svg:stroke-width="0.041cm" svg:stroke-color="#9d0f89" draw:marker-start="" draw:marker-start-width="0.261cm" draw:marker-start-center="false" draw:marker-end="" draw:marker-end-width="0.261cm" draw:marker-end-center="false" draw:fill="none" draw:fill-color="#ffffff" draw:auto-grow-width="true" fo:min-height="0.413cm" fo:min-width="0.2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svg:stroke-width="0.041cm" svg:stroke-color="#9d0f89" draw:marker-start="" draw:marker-start-width="0.261cm" draw:marker-start-center="false" draw:marker-end="" draw:marker-end-width="0.261cm" draw:marker-end-center="false" draw:fill="none" draw:fill-color="#ffffff" draw:auto-grow-width="true" fo:min-height="0.413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fo:margin-left="0.199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solid" svg:stroke-width="0.041cm" svg:stroke-color="#1ca2b8" draw:marker-start="" draw:marker-start-width="0.261cm" draw:marker-start-center="false" draw:marker-end="" draw:marker-end-width="0.261cm" draw:marker-end-center="false" draw:fill="solid" draw:fill-color="#99ccff" draw:textarea-horizontal-align="center" draw:textarea-vertical-align="middle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40" style:family="graphic">
      <style:graphic-properties draw:stroke="none" svg:stroke-width="0.041cm" svg:stroke-color="#1ca2b8" draw:marker-start="" draw:marker-start-width="0.261cm" draw:marker-start-center="false" draw:marker-end="" draw:marker-end-width="0.261cm" draw:marker-end-center="false" draw:fill="none" draw:fill-color="#ffffff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svg:stroke-width="0.041cm" svg:stroke-color="#1ca2b8" draw:marker-start="" draw:marker-start-width="0.261cm" draw:marker-start-center="false" draw:marker-end="" draw:marker-end-width="0.261cm" draw:marker-end-center="false" draw:fill="none" draw:fill-color="#ffffff" draw:auto-grow-width="true" fo:min-height="0.413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solid" draw:stroke-dash="Dashed_20__28_var_29__20_45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" style:family="graphic">
      <style:graphic-properties draw:stroke="solid" draw:stroke-dash="Dashed_20__28_var_29__20_455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" style:family="graphic">
      <style:graphic-properties draw:stroke="solid" draw:stroke-dash="Dashed_20__28_var_29__20_45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" style:family="graphic">
      <style:graphic-properties draw:stroke="solid" draw:stroke-dash="Dashed_20__28_var_29__20_457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draw:stroke="solid" draw:stroke-dash="Dashed_20__28_var_29__20_45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none" svg:stroke-width="0.019cm" svg:stroke-color="#000000" draw:marker-start="" draw:marker-start-width="0.215cm" draw:marker-start-center="false" draw:marker-end="" draw:marker-end-width="0.215cm" draw:marker-end-center="false" draw:fill="none" draw:fill-color="#ffffff" draw:textarea-horizontal-align="left" draw:auto-grow-height="true" draw:auto-grow-width="true" fo:min-height="0.413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solid" draw:stroke-dash="Dashed_20__28_var_29__20_46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solid" draw:stroke-dash="Dashed_20__28_var_29__20_463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1" style:family="graphic">
      <style:graphic-properties draw:stroke="solid" draw:stroke-dash="Dashed_20__28_var_29__20_46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draw:stroke-dash="Dashed_20__28_var_29__20_465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solid" draw:stroke-dash="Dashed_20__28_var_29__20_469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solid" draw:stroke-dash="Dashed_20__28_var_29__20_470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solid" draw:stroke-dash="Dashed_20__28_var_29__20_471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solid" svg:stroke-width="0.019cm" svg:stroke-color="#000000" draw:marker-start="" draw:marker-start-width="0.215cm" draw:marker-start-center="false" draw:marker-end="" draw:marker-end-width="0.21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" style:family="graphic">
      <style:graphic-properties draw:stroke="solid" draw:stroke-dash="Dashed_20__28_var_29__20_47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solid" draw:stroke-dash="Dashed_20__28_var_29__20_473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solid" draw:stroke-dash="Dashed_20__28_var_29__20_47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0" style:family="graphic">
      <style:graphic-properties draw:stroke="solid" draw:stroke-dash="Dashed_20__28_var_29__20_47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1" style:family="graphic">
      <style:graphic-properties draw:stroke="solid" draw:stroke-dash="Dashed_20__28_var_29__20_479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2" style:family="graphic">
      <style:graphic-properties draw:stroke="solid" draw:stroke-dash="Dashed_20__28_var_29__20_480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3" style:family="graphic">
      <style:graphic-properties draw:stroke="solid" draw:stroke-dash="Dashed_20__28_var_29__20_481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solid" draw:stroke-dash="Dashed_20__28_var_29__20_48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solid" draw:stroke-dash="Dashed_20__28_var_29__20_48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draw:stroke-dash="Dashed_20__28_var_29__20_487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solid" draw:stroke-dash="Dashed_20__28_var_29__20_48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none" svg:stroke-width="0.019cm" svg:stroke-color="#000000" draw:marker-start="" draw:marker-start-width="0.215cm" draw:marker-start-center="false" draw:marker-end="" draw:marker-end-width="0.215cm" draw:marker-end-center="false" draw:fill="none" draw:fill-color="#ffffff" draw:textarea-horizontal-align="left" draw:auto-grow-height="true" draw:auto-grow-width="true" fo:min-height="0.413cm" fo:min-width="0.49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9" style:family="graphic">
      <style:graphic-properties draw:stroke="solid" draw:stroke-dash="Dashed_20__28_var_29__20_489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solid" draw:stroke-dash="Dashed_20__28_var_29__20_490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solid" draw:stroke-dash="Dashed_20__28_var_29__20_491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solid" draw:stroke-dash="Dashed_20__28_var_29__20_49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3" style:family="graphic">
      <style:graphic-properties draw:stroke="solid" draw:stroke-dash="Dashed_20__28_var_29__20_499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solid" draw:stroke-dash="Dashed_20__28_var_29__20_500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>
      <style:graphic-properties draw:stroke="solid" draw:stroke-dash="Dashed_20__28_var_29__20_501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solid" draw:stroke-dash="Dashed_20__28_var_29__20_50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solid" draw:stroke-dash="Dashed_20__28_var_29__20_503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" style:family="graphic">
      <style:graphic-properties draw:stroke="solid" draw:stroke-dash="Dashed_20__28_var_29__20_50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9" style:family="graphic">
      <style:graphic-properties draw:stroke="none" svg:stroke-width="0.019cm" svg:stroke-color="#000000" draw:marker-start="" draw:marker-start-width="0.215cm" draw:marker-start-center="false" draw:marker-end="" draw:marker-end-width="0.215cm" draw:marker-end-center="false" draw:fill="none" draw:fill-color="#ffffff" draw:textarea-horizontal-align="left" draw:auto-grow-height="true" draw:auto-grow-width="true" fo:min-height="0.374cm" fo:min-width="0.22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0" style:family="graphic">
      <style:graphic-properties draw:stroke="solid" draw:stroke-dash="Dashed_20__28_var_29__20_505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1" style:family="graphic">
      <style:graphic-properties draw:stroke="solid" draw:stroke-dash="Dashed_20__28_var_29__20_50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2" style:family="graphic">
      <style:graphic-properties draw:stroke="solid" draw:stroke-dash="Dashed_20__28_var_29__20_507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3" style:family="graphic">
      <style:graphic-properties draw:stroke="solid" draw:stroke-dash="Dashed_20__28_var_29__20_50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4" style:family="graphic">
      <style:graphic-properties draw:stroke="solid" draw:stroke-dash="Dashed_20__28_var_29__20_51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5" style:family="graphic">
      <style:graphic-properties draw:stroke="solid" draw:stroke-dash="Dashed_20__28_var_29__20_513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6" style:family="graphic">
      <style:graphic-properties draw:stroke="solid" draw:stroke-dash="Dashed_20__28_var_29__20_51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7" style:family="graphic">
      <style:graphic-properties draw:stroke="solid" draw:stroke-dash="Dashed_20__28_var_29__20_515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8" style:family="graphic">
      <style:graphic-properties draw:stroke="solid" draw:stroke-dash="Dashed_20__28_var_29__20_51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9" style:family="graphic">
      <style:graphic-properties draw:stroke="solid" draw:stroke-dash="Dashed_20__28_var_29__20_517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0" style:family="graphic">
      <style:graphic-properties draw:stroke="none" svg:stroke-width="0.019cm" svg:stroke-color="#000000" draw:marker-start="" draw:marker-start-width="0.215cm" draw:marker-start-center="false" draw:marker-end="" draw:marker-end-width="0.215cm" draw:marker-end-center="false" draw:fill="none" draw:fill-color="#ffffff" draw:textarea-horizontal-align="left" draw:auto-grow-height="true" draw:auto-grow-width="true" fo:min-height="0.413cm" fo:min-width="0.3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3" style:family="graphic">
      <style:graphic-properties draw:stroke="none" svg:stroke-width="0.019cm" svg:stroke-color="#000000" draw:marker-start="" draw:marker-start-width="0.215cm" draw:marker-start-center="false" draw:marker-end="" draw:marker-end-width="0.215cm" draw:marker-end-center="false" draw:fill="none" draw:fill-color="#ffffff" draw:textarea-horizontal-align="left" draw:auto-grow-height="true" draw:auto-grow-width="true" fo:min-height="0.413cm" fo:min-width="0.6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4" style:family="graphic">
      <style:graphic-properties draw:stroke="solid" svg:stroke-width="0.051cm" svg:stroke-color="#d3802c" draw:marker-start="" draw:marker-start-width="0.353cm" draw:marker-start-center="false" draw:marker-end="" draw:marker-end-width="0.353cm" draw:marker-end-center="false" draw:fill="none" draw:fill-color="#729fcf" draw:textarea-horizontal-align="justify" draw:textarea-vertical-align="middle" draw:auto-grow-height="false" fo:min-height="0.579cm" fo:min-width="1.489cm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95" style:family="graphic">
      <style:graphic-properties draw:stroke="dash" draw:stroke-dash="Dashed_20__28_var_29_" svg:stroke-width="0.051cm" svg:stroke-color="#d3802c" draw:marker-start="" draw:marker-start-width="0.307cm" draw:marker-start-center="false" draw:marker-end="" draw:marker-end-width="0.307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96" style:family="graphic">
      <style:graphic-properties draw:stroke="solid" svg:stroke-width="0.051cm" svg:stroke-color="#1ca2b8" draw:marker-start="" draw:marker-start-width="0.326cm" draw:marker-start-center="false" draw:marker-end="" draw:marker-end-width="0.326cm" draw:marker-end-center="false" draw:fill="none" draw:fill-color="#99ccff" draw:textarea-horizontal-align="justify" draw:textarea-vertical-align="middle" draw:auto-grow-height="false" fo:min-height="1.579cm" fo:min-width="1.33cm" fo:padding-top="0.152cm" fo:padding-bottom="0.152cm" fo:padding-left="0.275cm" fo:padding-right="0.27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7" style:family="graphic">
      <style:graphic-properties draw:stroke="solid" svg:stroke-width="0.051cm" svg:stroke-color="#9d0f89" draw:marker-start="" draw:marker-start-width="0.277cm" draw:marker-start-center="false" draw:marker-end="" draw:marker-end-width="0.277cm" draw:marker-end-center="false" draw:fill="none" draw:fill-color="#99ccff" draw:textarea-horizontal-align="justify" draw:textarea-vertical-align="middle" draw:auto-grow-height="false" fo:min-height="3.09cm" fo:min-width="1.461cm" fo:padding-top="0.152cm" fo:padding-bottom="0.152cm" fo:padding-left="0.275cm" fo:padding-right="0.27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8" style:family="graphic">
      <style:graphic-properties fo:margin-top="4.001cm" fo:margin-bottom="4.001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9" style:family="graphic">
      <style:graphic-properties draw:stroke="solid" draw:stroke-dash="Dash_20_5973" svg:stroke-width="0.049cm" svg:stroke-color="#000000" draw:marker-start="" draw:marker-start-width="0.071cm" draw:marker-start-center="false" draw:marker-end="" draw:marker-end-width="0.0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3cm" fo:padding-right="0.27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0" style:family="graphic">
      <style:graphic-properties draw:stroke="solid" draw:stroke-dash="Dash_20_5974" svg:stroke-width="0.049cm" svg:stroke-color="#000000" draw:marker-start="" draw:marker-start-width="0.071cm" draw:marker-start-center="false" draw:marker-end="" draw:marker-end-width="0.0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3cm" fo:padding-right="0.27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1" style:family="graphic">
      <style:graphic-properties draw:stroke="none" svg:stroke-width="0.049cm" svg:stroke-color="#000000" draw:marker-start="" draw:marker-start-width="0.071cm" draw:marker-start-center="false" draw:marker-end="" draw:marker-end-width="0.071cm" draw:marker-end-center="false" draw:fill="none" draw:fill-color="#ffffff" draw:textarea-horizontal-align="justify" fo:min-height="0.513cm" fo:padding-top="0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2" style:family="graphic">
      <style:graphic-properties draw:stroke="none" draw:stroke-dash="Dashed_20__28_var_29__20_5554" svg:stroke-width="0.03cm" svg:stroke-color="#000000" draw:marker-start="" draw:marker-start-width="0.34cm" draw:marker-start-center="false" draw:marker-end="" draw:marker-end-width="0.34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auto-grow-height="true" draw:auto-grow-width="true" draw:fit-to-size="false" style:shrink-to-fit="false" draw:fit-to-contour="false" fo:max-height="0cm" fo:max-width="0cm" fo:min-height="0.457cm" fo:min-width="0.22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3" style:family="graphic">
      <style:graphic-properties draw:stroke="none" draw:stroke-dash="Dashed_20__28_var_29__20_5555" svg:stroke-width="0.03cm" svg:stroke-color="#000000" draw:marker-start="" draw:marker-start-width="0.34cm" draw:marker-start-center="false" draw:marker-end="" draw:marker-end-width="0.34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55cm" fo:min-width="0.247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4" style:family="graphic">
      <style:graphic-properties draw:stroke="none" draw:stroke-dash="Dashed_20__28_var_29__20_5556" svg:stroke-width="0.03cm" svg:stroke-color="#000000" draw:marker-start="" draw:marker-start-width="0.34cm" draw:marker-start-center="false" draw:marker-end="" draw:marker-end-width="0.34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55cm" fo:min-width="0.273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5" style:family="graphic">
      <style:graphic-properties draw:stroke="none" draw:stroke-dash="Dashed_20__28_var_29__20_5557" svg:stroke-width="0.03cm" svg:stroke-color="#000000" draw:marker-start="" draw:marker-start-width="0.34cm" draw:marker-start-center="false" draw:marker-end="" draw:marker-end-width="0.34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55cm" fo:min-width="0.337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6" style:family="graphic">
      <style:graphic-properties draw:stroke="solid" draw:stroke-dash="Dashed_20__28_var_29__20_5558" svg:stroke-width="0.03cm" svg:stroke-color="#000000" draw:marker-start="" draw:marker-start-width="0.34cm" draw:marker-start-center="false" draw:marker-end="" draw:marker-end-width="0.34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7" style:family="graphic">
      <style:graphic-properties draw:stroke="solid" draw:stroke-dash="Dashed_20__28_var_29__20_5559" svg:stroke-width="0.03cm" svg:stroke-color="#000000" draw:marker-start="" draw:marker-start-width="0.34cm" draw:marker-start-center="false" draw:marker-end="" draw:marker-end-width="0.34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8" style:family="graphic">
      <style:graphic-properties draw:stroke="solid" draw:stroke-dash="Dashed_20__28_var_29__20_5560" svg:stroke-width="0.03cm" svg:stroke-color="#000000" draw:marker-start="" draw:marker-start-width="0.34cm" draw:marker-start-center="false" draw:marker-end="" draw:marker-end-width="0.34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9" style:family="graphic">
      <style:graphic-properties draw:stroke="solid" draw:stroke-dash="Dashed_20__28_var_29__20_5561" svg:stroke-width="0.03cm" svg:stroke-color="#000000" draw:marker-start="" draw:marker-start-width="0.34cm" draw:marker-start-center="false" draw:marker-end="" draw:marker-end-width="0.34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0" style:family="graphic">
      <style:graphic-properties draw:stroke="solid" draw:stroke-dash="Dashed_20__28_var_29__20_5562" svg:stroke-width="0.03cm" svg:stroke-color="#000000" draw:marker-start="" draw:marker-start-width="0.34cm" draw:marker-start-center="false" draw:marker-end="" draw:marker-end-width="0.34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2" style:family="graphic">
      <style:graphic-properties draw:stroke="solid" svg:stroke-width="0.041cm" svg:stroke-color="#d3802c" draw:marker-start="" draw:marker-start-width="0.062cm" draw:marker-start-center="false" draw:marker-end="" draw:marker-end-width="0.062cm" draw:marker-end-center="false" draw:fill="solid" draw:fill-color="#00b8ff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background"/>
    </style:style>
    <style:style style:name="gr113" style:family="graphic">
      <style:graphic-properties draw:stroke="none" draw:stroke-dash="Dashed_20__28_var_29__20_5678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  <style:paragraph-properties style:writing-mode="lr-tb"/>
    </style:style>
    <style:style style:name="gr114" style:family="graphic">
      <style:graphic-properties draw:stroke="none" draw:stroke-dash="Dashed_20__28_var_29__20_5679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  <style:paragraph-properties style:writing-mode="lr-tb"/>
    </style:style>
    <style:style style:name="gr115" style:family="graphic">
      <style:graphic-properties draw:stroke="none" draw:stroke-dash="Dashed_20__28_var_29__20_5680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2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  <style:paragraph-properties style:writing-mode="lr-tb"/>
    </style:style>
    <style:style style:name="gr116" style:family="graphic">
      <style:graphic-properties draw:stroke="none" draw:stroke-dash="Dashed_20__28_var_29__20_5681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0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  <style:paragraph-properties style:writing-mode="lr-tb"/>
    </style:style>
    <style:style style:name="gr117" style:family="graphic">
      <style:graphic-properties draw:stroke="none" draw:stroke-dash="Dashed_20__28_var_29__20_5682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9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  <style:paragraph-properties style:writing-mode="lr-tb"/>
    </style:style>
    <style:style style:name="gr118" style:family="graphic">
      <style:graphic-properties draw:stroke="none" draw:stroke-dash="Dashed_20__28_var_29__20_5683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9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  <style:paragraph-properties style:writing-mode="lr-tb"/>
    </style:style>
    <style:style style:name="gr119" style:family="graphic">
      <style:graphic-properties draw:stroke="none" draw:stroke-dash="Dashed_20__28_var_29__20_5684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9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  <style:paragraph-properties style:writing-mode="lr-tb"/>
    </style:style>
    <style:style style:name="gr120" style:family="graphic">
      <style:graphic-properties draw:stroke="none" draw:stroke-dash="Dashed_20__28_var_29__20_5685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9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  <style:paragraph-properties style:writing-mode="lr-tb"/>
    </style:style>
    <style:style style:name="gr121" style:family="graphic">
      <style:graphic-properties draw:stroke="none" draw:stroke-dash="Dashed_20__28_var_29__20_5686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1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  <style:paragraph-properties style:writing-mode="lr-tb"/>
    </style:style>
    <style:style style:name="gr122" style:family="graphic">
      <style:graphic-properties draw:stroke="none" draw:stroke-dash="Dashed_20__28_var_29__20_5687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9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  <style:paragraph-properties style:writing-mode="lr-tb"/>
    </style:style>
    <style:style style:name="gr123" style:family="graphic">
      <style:graphic-properties draw:stroke="none" draw:stroke-dash="Dashed_20__28_var_29__20_5688" svg:stroke-width="0.041cm" svg:stroke-color="#d3802c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1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  <style:paragraph-properties style:writing-mode="lr-tb"/>
    </style:style>
    <style:style style:name="gr124" style:family="graphic">
      <style:graphic-properties draw:stroke="none" draw:stroke-dash="Dashed_20__28_var_29__20_5689" svg:stroke-width="0.041cm" svg:stroke-color="#d3802c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9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  <style:paragraph-properties style:writing-mode="lr-tb"/>
    </style:style>
    <style:style style:name="gr125" style:family="graphic">
      <style:graphic-properties draw:stroke="none" draw:stroke-dash="Dashed_20__28_var_29__20_5690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6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  <style:paragraph-properties style:writing-mode="lr-tb"/>
    </style:style>
    <style:style style:name="gr126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justify" draw:textarea-vertical-align="middle" draw:auto-grow-height="false" fo:min-height="0.732cm" fo:min-width="0.487cm" fo:padding-top="0.136cm" fo:padding-bottom="0.136cm" fo:padding-left="0.259cm" fo:padding-right="0.259cm" draw:shadow="hidden" draw:shadow-offset-x="0.3cm" draw:shadow-offset-y="0.3cm" draw:shadow-color="#808080" style:run-through="background"/>
    </style:style>
    <style:style style:name="gr127" style:family="graphic">
      <style:graphic-properties style:run-through="background"/>
    </style:style>
    <style:style style:name="gr128" style:family="graphic">
      <style:graphic-properties draw:stroke="solid" draw:stroke-dash="Dashed_20__28_var_29__20_5691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39cm" fo:min-width="0.49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</style:style>
    <style:style style:name="gr129" style:family="graphic">
      <style:graphic-properties draw:stroke="solid" draw:stroke-dash="Dashed_20__28_var_29__20_5692" svg:stroke-width="0.041cm" svg:stroke-color="#000000" draw:marker-start="" draw:marker-start-width="0.062cm" draw:marker-start-center="false" draw:marker-end="" draw:marker-end-width="0.06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</style:style>
    <style:style style:name="gr130" style:family="graphic">
      <style:graphic-properties draw:stroke="solid" draw:stroke-dash="Dashed_20__28_var_29__20_5693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429cm" fo:min-width="0.185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</style:style>
    <style:style style:name="gr131" style:family="graphic">
      <style:graphic-properties draw:stroke="solid" draw:stroke-dash="Dashed_20__28_var_29__20_5694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</style:style>
    <style:style style:name="gr132" style:family="graphic">
      <style:graphic-properties draw:stroke="solid" draw:stroke-dash="Dashed_20__28_var_29__20_5695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434cm" fo:min-width="0.185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</style:style>
    <style:style style:name="gr133" style:family="graphic">
      <style:graphic-properties draw:stroke="solid" draw:stroke-dash="Dashed_20__28_var_29__20_5696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</style:style>
    <style:style style:name="gr134" style:family="graphic">
      <style:graphic-properties draw:stroke="solid" draw:stroke-dash="Dashed_20__28_var_29__20_5697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39cm" fo:min-width="0.49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</style:style>
    <style:style style:name="gr135" style:family="graphic">
      <style:graphic-properties draw:stroke="solid" draw:stroke-dash="Dashed_20__28_var_29__20_5698" svg:stroke-width="0.041cm" svg:stroke-color="#000000" draw:marker-start="" draw:marker-start-width="0.062cm" draw:marker-start-center="false" draw:marker-end="" draw:marker-end-width="0.06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</style:style>
    <style:style style:name="gr136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justify" draw:textarea-vertical-align="middle" draw:auto-grow-height="false" fo:min-height="0.921cm" fo:min-width="0.676cm" fo:padding-top="0.136cm" fo:padding-bottom="0.136cm" fo:padding-left="0.259cm" fo:padding-right="0.259cm" draw:shadow="hidden" draw:shadow-offset-x="0.3cm" draw:shadow-offset-y="0.3cm" draw:shadow-color="#808080" style:run-through="background"/>
    </style:style>
    <style:style style:name="gr137" style:family="graphic">
      <style:graphic-properties draw:stroke="solid" svg:stroke-width="0.019cm" svg:stroke-color="#000000" draw:marker-start="" draw:marker-start-width="0.032cm" draw:marker-start-center="false" draw:marker-end="" draw:marker-end-width="0.032cm" draw:marker-end-center="false" draw:fill="solid" draw:fill-color="#99ccff" draw:textarea-horizontal-align="justify" draw:textarea-vertical-align="middle" draw:auto-grow-height="false" fo:min-height="0.926cm" fo:min-width="0.672cm" fo:padding-top="0.136cm" fo:padding-bottom="0.136cm" fo:padding-left="0.259cm" fo:padding-right="0.259cm" draw:shadow="hidden" draw:shadow-offset-x="0.3cm" draw:shadow-offset-y="0.3cm" draw:shadow-color="#808080" style:run-through="background"/>
    </style:style>
    <style:style style:name="gr138" style:family="graphic">
      <style:graphic-properties draw:stroke="solid" svg:stroke-width="0.019cm" svg:stroke-color="#000000" draw:marker-start="" draw:marker-start-width="0.032cm" draw:marker-start-center="false" draw:marker-end="" draw:marker-end-width="0.032cm" draw:marker-end-center="false" draw:fill="solid" draw:fill-color="#99ccff" draw:textarea-horizontal-align="justify" draw:textarea-vertical-align="middle" draw:auto-grow-height="false" fo:min-height="0.736cm" fo:min-width="0.483cm" fo:padding-top="0.136cm" fo:padding-bottom="0.136cm" fo:padding-left="0.259cm" fo:padding-right="0.259cm" draw:shadow="hidden" draw:shadow-offset-x="0.3cm" draw:shadow-offset-y="0.3cm" draw:shadow-color="#808080" style:run-through="background"/>
    </style:style>
    <style:style style:name="gr139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justify" draw:textarea-vertical-align="middle" draw:auto-grow-height="false" fo:min-height="0.928cm" fo:min-width="0.669cm" fo:padding-top="0.136cm" fo:padding-bottom="0.136cm" fo:padding-left="0.259cm" fo:padding-right="0.259cm" draw:shadow="hidden" draw:shadow-offset-x="0.3cm" draw:shadow-offset-y="0.3cm" draw:shadow-color="#808080" style:run-through="background"/>
    </style:style>
    <style:style style:name="gr140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justify" draw:textarea-vertical-align="middle" draw:auto-grow-height="false" fo:min-height="0.732cm" fo:min-width="0.482cm" fo:padding-top="0.136cm" fo:padding-bottom="0.136cm" fo:padding-left="0.259cm" fo:padding-right="0.259cm" draw:shadow="hidden" draw:shadow-offset-x="0.3cm" draw:shadow-offset-y="0.3cm" draw:shadow-color="#808080" style:run-through="background"/>
    </style:style>
    <style:style style:name="gr141" style:family="graphic">
      <style:graphic-properties draw:stroke="none" draw:stroke-dash="Dashed_20__28_var_29__20_5699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1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  <style:paragraph-properties style:writing-mode="lr-tb"/>
    </style:style>
    <style:style style:name="gr142" style:family="graphic">
      <style:graphic-properties draw:stroke="none" draw:stroke-dash="Dashed_20__28_var_29__20_5700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  <style:paragraph-properties style:writing-mode="lr-tb"/>
    </style:style>
    <style:style style:name="gr143" style:family="graphic">
      <style:graphic-properties draw:stroke="none" draw:stroke-dash="Dashed_20__28_var_29__20_5701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  <style:paragraph-properties style:writing-mode="lr-tb"/>
    </style:style>
    <style:style style:name="gr14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5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4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4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3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7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8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0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1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375" draw:name="Shape3_0" draw:style-name="gr1" draw:text-style-name="P120" svg:x1="14.755cm" svg:y1="1.337cm" svg:x2="21.998cm" svg:y2="1.312cm">
        <text:p/>
      </draw:line>
      <draw:frame text:anchor-type="page" text:anchor-page-number="2" draw:z-index="362" draw:name="Shape8_1" draw:style-name="gr144" draw:text-style-name="P158" svg:width="2.703cm" svg:height="0.715cm" draw:transform="rotate (0.0872664625997165) translate (1.32644444444444cm 1.21884722222222cm)">
        <draw:text-box>
          <text:p text:style-name="P120"><text:span text:style-name="T196">S</text:span><text:span text:style-name="T196">é</text:span><text:span text:style-name="T196">r</text:span><text:span text:style-name="T196">i</text:span><text:span text:style-name="T196">e</text:span><text:span text:style-name="T196"> </text:span><text:span text:style-name="T196">2</text:span></text:p>
        </draw:text-box>
      </draw:frame>
      <draw:frame text:anchor-type="page" text:anchor-page-number="1" draw:z-index="361" draw:name="Shape8_0" draw:style-name="gr144" draw:text-style-name="P158" svg:width="2.703cm" svg:height="0.715cm" draw:transform="rotate (0.0872664625997165) translate (1.32644444444444cm 1.21884722222222cm)">
        <draw:text-box>
          <text:p text:style-name="P120"><text:span text:style-name="T196">Série 2</text:span></text:p>
        </draw:text-box>
      </draw:frame>
      <draw:path text:anchor-type="page" text:anchor-page-number="2" draw:z-index="360" draw:name="Shape7_2" draw:style-name="gr145" draw:text-style-name="P159" svg:width="4.329cm" svg:height="2.24cm" svg:x="0cm" svg:y="0cm" svg:viewBox="0 0 4330 2241" svg:d="M0 2241l3984-288c209-15 363-168 345-342l-170-1611h-4159z">
        <text:p/>
      </draw:path>
      <draw:path text:anchor-type="page" text:anchor-page-number="1" draw:z-index="359" draw:name="Shape7_1" draw:style-name="gr145" draw:text-style-name="P159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358" draw:name="Shape3" draw:style-name="gr1" draw:text-style-name="P120" svg:x1="15.48cm" svg:y1="1.914cm" svg:x2="21.352cm" svg:y2="1.873cm">
        <text:p/>
      </draw:line>
      <text:list xml:id="list1012848526" text:style-name="_5f_Numérotation_20_des_20_exercices">
        <text:list-item>
          <text:h text:style-name="P114" text:outline-level="1"><text:span text:style-name="_5f_Caractères">Observe attentivement la figure puis écris toutes les égalités d'angles codées.</text:span></text:h>
        </text:list-item>
      </text:list>
      <text:section text:style-name="Sect1" text:name="Section1">
        <text:list xml:id="list130852473274053" text:continue-list="list1012848526" text:style-name="_5f_Numérotation_20_des_20_exercices">
          <text:list-item>
            <text:list>
              <text:list-item text:start-value="1">
                <text:p text:style-name="P108"><text:span text:style-name="_5f_Caractères"><draw:frame draw:style-name="fr5" draw:name="Objet37" text:anchor-type="as-char" svg:y="-0.381cm" svg:width="0.834cm" svg:height="0.473cm" draw:z-index="376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"><text:s/> = </text:span><text:span text:style-name="_5f_pointillés_20_gris">.............</text:span></text:p>
              </text:list-item>
              <text:list-item>
                <text:p text:style-name="P108"><text:span text:style-name="_5f_pointillés_20_gris">............. </text:span><text:span text:style-name="_5f_Caractères">= </text:span><text:span text:style-name="_5f_pointillés_20_gris">.............</text:span></text:p>
              </text:list-item>
            </text:list>
          </text:list-item>
        </text:list>
      </text:section>
      <text:list xml:id="list130851814998541" text:continue-numbering="true" text:style-name="_5f_Numérotation_20_des_20_exercices">
        <text:list-item>
          <text:list>
            <text:list-item>
              <text:p text:style-name="P108"><draw:g text:anchor-type="char" draw:z-index="363" draw:name="Shape9_2" draw:style-name="gr111"><draw:line draw:style-name="gr112" draw:text-style-name="P152" svg:x1="0.66cm" svg:y1="3.718cm" svg:x2="6.37cm" svg:y2="0.859cm"><text:p/></draw:line><draw:line draw:style-name="gr112" draw:text-style-name="P152" svg:x1="1.736cm" svg:y1="5.145cm" svg:x2="7.717cm" svg:y2="2.148cm"><text:p/></draw:line><draw:line draw:style-name="gr112" draw:text-style-name="P152" svg:x1="0.388cm" svg:y1="2.545cm" svg:x2="5.421cm" svg:y2="5.279cm"><text:p/></draw:line><draw:line draw:style-name="gr112" draw:text-style-name="P152" svg:x1="2.758cm" svg:y1="1.157cm" svg:x2="8.589cm" svg:y2="4.324cm"><text:p/></draw:line><draw:line draw:style-name="gr112" draw:text-style-name="P152" svg:x1="2.434cm" svg:y1="1.29cm" svg:x2="3.441cm" svg:y2="5.651cm"><text:p/></draw:line><draw:frame draw:style-name="gr113" draw:text-style-name="P153" svg:width="0.246cm" svg:height="0.414cm" svg:x="2.424cm" svg:y="2.316cm"><draw:text-box><text:p text:style-name="P126"><text:span text:style-name="T194">A</text:span></text:p></draw:text-box></draw:frame><draw:frame draw:style-name="gr114" draw:text-style-name="P153" svg:width="0.251cm" svg:height="0.414cm" svg:x="5.927cm" svg:y="3.052cm"><draw:text-box><text:p text:style-name="P126"><text:span text:style-name="T194">C</text:span></text:p></draw:text-box></draw:frame><draw:frame draw:style-name="gr115" draw:text-style-name="P153" svg:width="0.227cm" svg:height="0.414cm" svg:x="3.441cm" svg:y="3.734cm"><draw:text-box><text:p text:style-name="P126"><text:span text:style-name="T194">E</text:span></text:p></draw:text-box></draw:frame><draw:frame draw:style-name="gr116" draw:text-style-name="P153" svg:width="0.207cm" svg:height="0.414cm" svg:x="2.94cm" svg:y="4.554cm"><draw:text-box><text:p text:style-name="P126"><text:span text:style-name="T194">F</text:span></text:p></draw:text-box></draw:frame><draw:frame draw:style-name="gr117" draw:text-style-name="P154" svg:width="0.193cm" svg:height="0.489cm" svg:x="0.674cm" svg:y="2.125cm"><draw:text-box><text:p text:style-name="P126"><text:span text:style-name="T195">y</text:span></text:p></draw:text-box></draw:frame><draw:frame draw:style-name="gr118" draw:text-style-name="P154" svg:width="0.193cm" svg:height="0.489cm" svg:x="2.189cm" svg:y="1.199cm"><draw:text-box><text:p text:style-name="P126"><text:span text:style-name="T195">z</text:span></text:p></draw:text-box></draw:frame><draw:frame draw:style-name="gr119" draw:text-style-name="P154" svg:width="0.193cm" svg:height="0.489cm" svg:x="0.704cm" svg:y="3.637cm"><draw:text-box><text:p text:style-name="P126"><text:span text:style-name="T195">x</text:span></text:p></draw:text-box></draw:frame><draw:frame draw:style-name="gr120" draw:text-style-name="P154" svg:width="0.197cm" svg:height="0.489cm" svg:x="1.589cm" svg:y="4.669cm"><draw:text-box><text:p text:style-name="P126"><text:span text:style-name="T195">r</text:span></text:p></draw:text-box></draw:frame><draw:frame draw:style-name="gr121" draw:text-style-name="P154" svg:width="0.216cm" svg:height="0.489cm" svg:x="7.534cm" svg:y="2.198cm"><draw:text-box><text:p text:style-name="P126"><text:span text:style-name="T195">n</text:span></text:p></draw:text-box></draw:frame><draw:frame draw:style-name="gr122" draw:text-style-name="P154" svg:width="0.193cm" svg:height="0.489cm" svg:x="3.124cm" svg:y="5.443cm"><draw:text-box><text:p text:style-name="P126"><text:span text:style-name="T195">s</text:span></text:p></draw:text-box></draw:frame><draw:frame draw:style-name="gr123" draw:text-style-name="P154" svg:width="0.216cm" svg:height="0.489cm" svg:x="8.16cm" svg:y="4.129cm"><draw:text-box><text:p text:style-name="P126"><text:span text:style-name="T195">p</text:span></text:p></draw:text-box></draw:frame><draw:frame draw:style-name="gr124" draw:text-style-name="P154" svg:width="0.193cm" svg:height="0.489cm" svg:x="3.223cm" svg:y="0.945cm"><draw:text-box><text:p text:style-name="P126"><text:span text:style-name="T195">t</text:span></text:p></draw:text-box></draw:frame><draw:frame draw:style-name="gr125" draw:text-style-name="P153" svg:width="0.269cm" svg:height="0.414cm" svg:x="1.542cm" svg:y="3.297cm"><draw:text-box><text:p text:style-name="P126"><text:span text:style-name="T194">H</text:span></text:p></draw:text-box></draw:frame><draw:custom-shape draw:style-name="gr126" draw:text-style-name="P155" svg:width="1.006cm" svg:height="1.004cm" draw:transform="skewX (-0.00174532925199434) rotate (1.5397294661094) translate (1.10066666666667cm 3.70769444444444cm)"><text:p/><draw:enhanced-geometry svg:viewBox="0 0 21600 21600" draw:mirror-horizontal="false" draw:mirror-vertical="false" draw:type="block-arc" draw:modifiers="-118.78294511122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g draw:style-name="gr127"><draw:custom-shape draw:style-name="gr128" draw:text-style-name="P156" svg:width="1.01cm" svg:height="1.011cm" draw:transform="rotate (-1.62472700068152) translate (4.73427777777778cm 1.45520833333333cm)"><text:p/><draw:enhanced-geometry svg:viewBox="0 0 21600 21600" draw:mirror-horizontal="false" draw:mirror-vertical="false" draw:type="block-arc" draw:modifiers="-117.061476641039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129" draw:text-style-name="P157" svg:width="0.085cm" svg:height="0.085cm" svg:x="4.658cm" svg:y="1.91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draw:g><draw:g draw:style-name="gr127"><draw:custom-shape draw:style-name="gr130" draw:text-style-name="P156" svg:width="0.705cm" svg:height="0.701cm" draw:transform="rotate (-1.98077416808837) translate (3.58775cm 4.24568055555556cm)"><text:p/><draw:enhanced-geometry svg:viewBox="0 0 21600 21600" draw:type="block-arc" draw:modifiers="-138.131007748104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131" draw:text-style-name="P156" svg:x1="3.394cm" svg:y1="4.547cm" svg:x2="3.466cm" svg:y2="4.685cm"><text:p/></draw:line></draw:g><draw:g draw:style-name="gr127"><draw:custom-shape draw:style-name="gr132" draw:text-style-name="P156" svg:width="0.705cm" svg:height="0.706cm" draw:transform="rotate (-1.98077416808837) translate (3.18381944444444cm 2.492375cm)"><text:p/><draw:enhanced-geometry svg:viewBox="0 0 21600 21600" draw:type="block-arc" draw:modifiers="-138.131007748104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133" draw:text-style-name="P156" svg:x1="2.993cm" svg:y1="2.791cm" svg:x2="3.064cm" svg:y2="2.927cm"><text:p/></draw:line></draw:g><draw:g draw:style-name="gr127"><draw:custom-shape draw:style-name="gr134" draw:text-style-name="P156" svg:width="1.01cm" svg:height="1.011cm" draw:transform="rotate (-1.62472700068152) translate (6.62340277777778cm 2.46415277777778cm)"><text:p/><draw:enhanced-geometry svg:viewBox="0 0 21600 21600" draw:mirror-horizontal="false" draw:mirror-vertical="false" draw:type="block-arc" draw:modifiers="-117.061476641039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135" draw:text-style-name="P157" svg:width="0.085cm" svg:height="0.085cm" svg:x="6.549cm" svg:y="2.926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draw:g><draw:custom-shape draw:style-name="gr136" draw:text-style-name="P155" svg:width="1.195cm" svg:height="1.193cm" draw:transform="rotate (1.5397294661094) translate (1.00188888888889cm 3.80118055555556cm)"><text:p/><draw:enhanced-geometry svg:viewBox="0 0 21600 21600" draw:mirror-horizontal="false" draw:mirror-vertical="false" draw:type="block-arc" draw:modifiers="-118.78294511122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137" draw:text-style-name="P155" svg:width="1.191cm" svg:height="1.198cm" draw:transform="skewX (-0.00296705972839037) rotate (-1.58336269740926) translate (2.22426388888889cm 2.63877777777778cm)"><text:p/><draw:enhanced-geometry svg:viewBox="0 0 21600 21600" draw:mirror-horizontal="false" draw:mirror-vertical="false" draw:type="block-arc" draw:modifiers="-115.56404839443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138" draw:text-style-name="P155" svg:width="1.003cm" svg:height="1.008cm" draw:transform="skewX (-0.00174532925199433) rotate (-1.58336269740926) translate (2.12548611111111cm 2.7305cm)"><text:p/><draw:enhanced-geometry svg:viewBox="0 0 21600 21600" draw:mirror-horizontal="false" draw:mirror-vertical="false" draw:type="block-arc" draw:modifiers="-115.56404839443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139" draw:text-style-name="P155" svg:width="1.188cm" svg:height="1.2cm" draw:transform="rotate (-1.58336269740926) translate (4.09751388888889cm 3.66888888888889cm)"><text:p/><draw:enhanced-geometry svg:viewBox="0 0 21600 21600" draw:mirror-horizontal="false" draw:mirror-vertical="false" draw:type="block-arc" draw:modifiers="-115.56404839443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140" draw:text-style-name="P155" svg:width="1.001cm" svg:height="1.004cm" draw:transform="skewX (0.00174532925199433) rotate (-1.58336269740926) translate (3.99873611111111cm 3.75884722222222cm)"><text:p/><draw:enhanced-geometry svg:viewBox="0 0 21600 21600" draw:mirror-horizontal="false" draw:mirror-vertical="false" draw:type="block-arc" draw:modifiers="-115.56404839443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frame draw:style-name="gr141" draw:text-style-name="P154" svg:width="0.216cm" svg:height="0.489cm" svg:x="5.42cm" svg:y="4.814cm"><draw:text-box><text:p text:style-name="P126"><text:span text:style-name="T195">q</text:span></text:p></draw:text-box></draw:frame><draw:frame draw:style-name="gr142" draw:text-style-name="P153" svg:width="0.246cm" svg:height="0.414cm" svg:x="4.115cm" svg:y="1.485cm"><draw:text-box><text:p text:style-name="P126"><text:span text:style-name="T194">B</text:span></text:p></draw:text-box></draw:frame><draw:frame draw:style-name="gr143" draw:text-style-name="P154" svg:width="0.309cm" svg:height="0.489cm" svg:x="6.256cm" svg:y="0.94cm"><draw:text-box><text:p text:style-name="P126"><text:span text:style-name="T195">m</text:span></text:p></draw:text-box></draw:frame></draw:g><text:span text:style-name="_5f_pointillés_20_gris">............. </text:span><text:span text:style-name="_5f_Caractères">= </text:span><text:span text:style-name="_5f_pointillés_20_gris">............. </text:span><text:span text:style-name="_5f_Caractères">= </text:span><text:span text:style-name="_5f_pointillés_20_gris">..........…</text:span></text:p>
            </text:list-item>
          </text:list>
        </text:list-item>
      </text:list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130850958832054" text:continue-numbering="true" text:style-name="_5f_Numérotation_20_des_20_exercices">
        <text:list-item>
          <text:h text:style-name="P117" text:outline-level="1"><text:span text:style-name="_5f_Caractères">Sur cette figure, </text:span></text:h>
          <text:list>
            <text:list-item>
              <text:p text:style-name="P111"><draw:g text:anchor-type="paragraph" draw:z-index="364" draw:name="Shape10" draw:style-name="gr25"><draw:frame draw:style-name="gr102" draw:text-style-name="P150" svg:width="0.23cm" svg:height="0.458cm" svg:x="3.694cm" svg:y="3.171cm"><draw:text-box draw:corner-radius="0.229cm"><text:p text:style-name="P122"><text:span text:style-name="T193">F</text:span></text:p></draw:text-box></draw:frame><draw:g draw:style-name="gr7"><draw:frame draw:style-name="gr103" draw:text-style-name="P150" svg:width="0.248cm" svg:height="0.456cm" svg:x="4.883cm" svg:y="0.554cm"><draw:text-box><text:p text:style-name="P122"><text:span text:style-name="T193">E</text:span></text:p></draw:text-box></draw:frame><draw:frame draw:style-name="gr104" draw:text-style-name="P150" svg:width="0.274cm" svg:height="0.456cm" svg:x="6.402cm" svg:y="3.171cm"><draw:text-box><text:p text:style-name="P122"><text:span text:style-name="T193">A</text:span></text:p></draw:text-box></draw:frame><draw:frame draw:style-name="gr105" draw:text-style-name="P150" svg:width="0.338cm" svg:height="0.456cm" svg:x="8.712cm" svg:y="-0.023cm"><draw:text-box><text:p text:style-name="P122"><text:span text:style-name="T193">M</text:span></text:p></draw:text-box></draw:frame><draw:line draw:style-name="gr106" draw:text-style-name="P151" svg:x1="3.81cm" svg:y1="3.171cm" svg:x2="6.4cm" svg:y2="3.171cm"><text:p/></draw:line><draw:line draw:style-name="gr107" draw:text-style-name="P151" svg:x1="5.105cm" svg:y1="0.924cm" svg:x2="3.81cm" svg:y2="3.173cm"><text:p/></draw:line><draw:line draw:style-name="gr108" draw:text-style-name="P151" svg:x1="5.103cm" svg:y1="0.924cm" svg:x2="6.397cm" svg:y2="3.173cm"><text:p/></draw:line><draw:line draw:style-name="gr109" draw:text-style-name="P151" svg:x1="5.103cm" svg:y1="0.922cm" svg:x2="8.705cm" svg:y2="0.343cm"><text:p/></draw:line><draw:line draw:style-name="gr110" draw:text-style-name="P151" svg:x1="8.71cm" svg:y1="0.342cm" svg:x2="6.403cm" svg:y2="3.171cm"><text:p/></draw:line></draw:g></draw:g><text:span text:style-name="_5f_Caractères">Code les égalités d'angles.</text:span></text:p>
            </text:list-item>
          </text:list>
        </text:list-item>
      </text:list>
      <text:section text:style-name="Sect2" text:name="Section2">
        <text:h text:style-name="_5f_Paragraphe" text:outline-level="1"><text:span text:style-name="_5f_Caractères"><draw:frame draw:style-name="fr5" draw:name="Objet14" text:anchor-type="as-char" svg:y="-0.376cm" svg:width="0.679cm" svg:height="0.459cm" draw:z-index="377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_5f_Caractères">=</text:span><text:span text:style-name="_5f_Caractères"><draw:frame draw:style-name="fr5" draw:name="Objet12" text:anchor-type="as-char" svg:y="-0.376cm" svg:width="0.647cm" svg:height="0.459cm" draw:z-index="378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_5f_Caractères">=</text:span><draw:frame draw:style-name="fr5" draw:name="Objet8" text:anchor-type="as-char" svg:y="-0.376cm" svg:width="0.663cm" svg:height="0.459cm" draw:z-index="379"><draw:object xlink:href="./Object 4" xlink:type="simple" xlink:show="embed" xlink:actuate="onLoad"/><draw:image xlink:href="./ObjectReplacements/Object 4" xlink:type="simple" xlink:show="embed" xlink:actuate="onLoad"/><svg:desc>formula</svg:desc></draw:frame></text:h>
        <text:h text:style-name="_5f_Paragraphe" text:outline-level="1"><text:span text:style-name="_5f_Caractères"><draw:frame draw:style-name="fr5" draw:name="Objet9" text:anchor-type="as-char" svg:y="-0.376cm" svg:width="0.766cm" svg:height="0.459cm" draw:z-index="38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_5f_Caractères">=</text:span><draw:frame draw:style-name="fr5" draw:name="Objet17" text:anchor-type="as-char" svg:y="-0.376cm" svg:width="0.78cm" svg:height="0.459cm" draw:z-index="383"><draw:object xlink:href="./Object 6" xlink:type="simple" xlink:show="embed" xlink:actuate="onLoad"/><draw:image xlink:href="./ObjectReplacements/Object 6" xlink:type="simple" xlink:show="embed" xlink:actuate="onLoad"/><svg:desc>formula</svg:desc></draw:frame></text:h>
      </text:section>
      <text:list xml:id="list130851588950207" text:continue-numbering="true" text:style-name="_5f_Numérotation_20_des_20_exercices">
        <text:list-item>
          <text:list>
            <text:list-item>
              <text:p text:style-name="P111"><text:span text:style-name="_5f_Caractères">Que dire des angles </text:span><text:span text:style-name="_5f_Caractères"><draw:frame draw:style-name="fr6" draw:name="Objet10" text:anchor-type="as-char" svg:y="-0.376cm" svg:width="0.727cm" svg:height="0.48cm" draw:z-index="38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_5f_Caractères"><text:s/>et </text:span><text:span text:style-name="_5f_Caractères"><draw:frame draw:style-name="fr6" draw:name="Objet13" text:anchor-type="as-char" svg:y="-0.376cm" svg:width="0.713cm" svg:height="0.48cm" draw:z-index="381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_5f_Caractères"><text:s/>? Pourquoi ?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</text:span></text:p>
      <text:list xml:id="list130852710247669" text:continue-numbering="true" text:style-name="_5f_Numérotation_20_des_20_exercices">
        <text:list-item>
          <text:h text:style-name="P117" text:outline-level="1"><text:span text:style-name="_5f_Caractères">Sur la figure suivante :</text:span></text:h>
          <text:list>
            <text:list-item>
              <text:p text:style-name="P111"><text:span text:style-name="_5f_Caractères">Construis un point C, à 4 cm de A et B.</text:span></text:p>
            </text:list-item>
            <text:list-item>
              <text:p text:style-name="P111"><text:span text:style-name="_5f_Caractères">Construis un point D, distinct de C, à 4 cm de A et B.</text:span></text:p>
            </text:list-item>
            <text:list-item>
              <text:p text:style-name="P111"><draw:g text:anchor-type="paragraph" draw:z-index="365" draw:name="Shape17" draw:style-name="gr98"><draw:g draw:style-name="gr7"><draw:line draw:style-name="gr99" draw:text-style-name="P125" svg:x1="4.914cm" svg:y1="0.794cm" svg:x2="4.778cm" svg:y2="1.066cm"><text:p/></draw:line><draw:line draw:style-name="gr100" draw:text-style-name="P125" svg:x1="4.983cm" svg:y1="1.001cm" svg:x2="4.711cm" svg:y2="0.865cm"><text:p/></draw:line></draw:g><draw:frame draw:style-name="gr101" draw:text-style-name="P149" svg:width="0.992cm" svg:height="0.639cm" svg:x="4.168cm" svg:y="0.425cm"><draw:text-box><text:p text:style-name="P148"><text:span text:style-name="T192">A</text:span></text:p></draw:text-box></draw:frame><draw:g draw:style-name="gr7"><draw:line draw:style-name="gr99" draw:text-style-name="P125" svg:x1="8.912cm" svg:y1="0.794cm" svg:x2="8.776cm" svg:y2="1.066cm"><text:p/></draw:line><draw:line draw:style-name="gr100" draw:text-style-name="P125" svg:x1="8.981cm" svg:y1="1.001cm" svg:x2="8.709cm" svg:y2="0.865cm"><text:p/></draw:line></draw:g><draw:frame draw:style-name="gr101" draw:text-style-name="P149" svg:width="0.992cm" svg:height="0.639cm" svg:x="8.169cm" svg:y="0.425cm"><draw:text-box><text:p text:style-name="P148"><text:span text:style-name="T192">B</text:span></text:p></draw:text-box></draw:frame></draw:g><text:span text:style-name="_5f_Caractères">Trace la droite (CD).</text:span></text:p>
            </text:list-item>
            <text:list-item>
              <text:p text:style-name="P108"><text:span text:style-name="_5f_Caractères">Comment s’appelle cette droite ? </text:span><text:span text:style-name="_5f_pointillés_20_gris">……………………………</text:span></text:p>
            </text:list-item>
            <text:list-item>
              <text:p text:style-name="P108"><text:span text:style-name="_5f_Caractères">Code les distances <text:s/>égales et les angles droits.</text:span></text:p>
            </text:list-item>
            <text:list-item>
              <text:p text:style-name="P111"><text:span text:style-name="_5f_Caractères">Comment s’appelle le quadrilatère ACBD ?</text:span><text:span text:style-name="_5f_pointillés_20_gris">………………………………………………………….</text:span></text:p>
            </text:list-item>
          </text:list>
        </text:list-item>
      </text:list>
      <text:p text:style-name="P113"><text:span text:style-name="_5f_pointillés_20_gris"/></text:p>
      <text:list xml:id="list130852124516187" text:continue-numbering="true" text:style-name="_5f_Numérotation_20_des_20_exercices">
        <text:list-item>
          <text:h text:style-name="P117" text:outline-level="1"><text:span text:style-name="_5f_Caractères">Voici trois quadrilatères :</text:span></text:h>
        </text:list-item>
      </text:list>
      <text:section text:style-name="Sect3" text:name="Section4">
        <text:h text:style-name="_5f_Paragraphe" text:outline-level="1"><draw:g text:anchor-type="paragraph" draw:z-index="368" draw:name="Shape12" draw:style-name="gr42"><draw:custom-shape draw:style-name="gr94" draw:text-style-name="P145" svg:width="4.077cm" svg:height="1.765cm" draw:transform="rotate (0.832522053201295) translate (-0.335138888888889cm 3.49426388888889cm)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95" draw:text-style-name="P145" svg:x1="1.009cm" svg:y1="2cm" svg:x2="2.332cm" svg:y2="3.182cm"><text:p/></draw:line></draw:g><text:span text:style-name="_5f_Caractères">Losange</text:span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xml:id="list130850908871753" text:continue-numbering="true" text:style-name="_5f_Numérotation_20_des_20_exercices">
          <text:list-item>
            <text:list>
              <text:list-item>
                <text:p text:style-name="P111"><text:span text:style-name="_5f_Caractères">Rectangle</text:span></text:p>
              </text:list-item>
            </text:list>
          </text:list-item>
        </text:list>
        <text:h text:style-name="_5f_Paragraphe" text:outline-level="1"><draw:custom-shape text:anchor-type="paragraph" draw:z-index="366" draw:name="Shape13" draw:style-name="gr97" draw:text-style-name="P147" svg:width="2.012cm" svg:height="3.394cm" svg:x="0.39cm" svg:y="0.148cm"><text:p/><draw:enhanced-geometry svg:viewBox="0 0 21600 21600" draw:mirror-horizontal="false" draw:mirror-vertical="false" draw:type="rectangle" draw:enhanced-path="M 0 0 L 21600 0 21600 21600 0 21600 0 0 Z N"/></draw:custom-shape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xml:id="list130851533847480" text:continue-numbering="true" text:style-name="_5f_Numérotation_20_des_20_exercices">
          <text:list-item>
            <text:list>
              <text:list-item>
                <text:p text:style-name="P111"><text:span text:style-name="_5f_Caractères">Carré</text:span></text:p>
              </text:list-item>
            </text:list>
          </text:list-item>
        </text:list>
        <text:h text:style-name="_5f_Paragraphe" text:outline-level="1"><draw:custom-shape text:anchor-type="paragraph" draw:z-index="367" draw:name="Shape14" draw:style-name="gr96" draw:text-style-name="P146" svg:width="1.881cm" svg:height="1.883cm" draw:transform="rotate (0.174532925199433) translate (0.261055555555555cm 0.520347222222222cm)"><text:p/><draw:enhanced-geometry svg:viewBox="0 0 21600 21600" draw:type="rectangle" draw:enhanced-path="M 0 0 L 21600 0 21600 21600 0 21600 0 0 Z N"/></draw:custom-shape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</text:section>
      <text:h text:style-name="_5f_Paragraphe" text:outline-level="1"><text:span text:style-name="_5f_Caractères">Code chacune de ces figures en faisant apparaître les longueurs égales et des angles droits. Sur la figure a., fais aussi apparaître deux paires d’angles égaux.</text:span></text:h>
      <text:list xml:id="list130852621684492" text:continue-numbering="true" text:style-name="_5f_Numérotation_20_des_20_exercices">
        <text:list-item>
          <text:h text:style-name="P116" text:outline-level="1"><text:span text:style-name="_5f_Caractères_5f_gras">Figures complexes</text:span></text:h>
        </text:list-item>
      </text:list>
      <text:h text:style-name="_5f_Paragraphe" text:outline-level="1"><text:span text:style-name="_5f_Caractères">En t'aidant des informations suivantes, code la figure ci-dessous :</text:span></text:h>
      <text:list xml:id="list130851600706427" text:continue-numbering="true" text:style-name="_5f_Numérotation_20_des_20_exercices">
        <text:list-item>
          <text:list>
            <text:list-item>
              <text:p text:style-name="P111"><text:span text:style-name="_5f_Caractères">AEM et MSD sont des triangles rectangles ;</text:span></text:p>
            </text:list-item>
            <text:list-item>
              <text:p text:style-name="P111"><text:span text:style-name="_5f_Caractères">EMD est un triangle équilatéral ;</text:span></text:p>
            </text:list-item>
            <text:list-item>
              <text:p text:style-name="P111"><text:span text:style-name="_5f_Caractères">ETD et MDS sont des triangles isocèles.</text:span></text:p>
            </text:list-item>
          </text:list>
        </text:list-item>
      </text:list>
      <text:h text:style-name="_5f_Paragraphe" text:outline-level="1"><draw:g text:anchor-type="paragraph" draw:z-index="372" draw:name="Shape9_3" draw:style-name="gr25"><draw:line draw:style-name="gr26" draw:text-style-name="P130" svg:x1="3.198cm" svg:y1="2.499cm" svg:x2="5.735cm" svg:y2="2.499cm"><text:p/></draw:line><draw:line draw:style-name="gr26" draw:text-style-name="P130" svg:x1="3.198cm" svg:y1="2.496cm" svg:x2="4.467cm" svg:y2="0.298cm"><text:p/></draw:line><draw:line draw:style-name="gr26" draw:text-style-name="P130" svg:x1="4.468cm" svg:y1="0.298cm" svg:x2="5.737cm" svg:y2="2.496cm"><text:p/></draw:line><draw:line draw:style-name="gr26" draw:text-style-name="P130" svg:x1="4.468cm" svg:y1="0.303cm" svg:x2="6.665cm" svg:y2="1.572cm"><text:p/></draw:line><draw:line draw:style-name="gr26" draw:text-style-name="P130" svg:x1="5.738cm" svg:y1="2.497cm" svg:x2="6.665cm" svg:y2="1.568cm"><text:p/></draw:line><draw:line draw:style-name="gr26" draw:text-style-name="P130" svg:x1="3.198cm" svg:y1="2.499cm" svg:x2="4.467cm" svg:y2="3.769cm"><text:p/></draw:line><draw:line draw:style-name="gr26" draw:text-style-name="P130" svg:x1="5.737cm" svg:y1="2.499cm" svg:x2="4.468cm" svg:y2="3.769cm"><text:p/></draw:line><draw:line draw:style-name="gr26" draw:text-style-name="P130" svg:x1="3.198cm" svg:y1="2.499cm" svg:x2="3.198cm" svg:y2="0.303cm"><text:p/></draw:line><draw:line draw:style-name="gr26" draw:text-style-name="P130" svg:x1="3.198cm" svg:y1="0.303cm" svg:x2="4.467cm" svg:y2="0.303cm"><text:p/></draw:line><draw:frame draw:style-name="gr27" draw:text-style-name="P131" svg:width="0.727cm" svg:height="0.664cm" svg:x="4.235cm" svg:y="-0.175cm"><draw:text-box><text:p text:style-name="P126"><text:span text:style-name="T187">E</text:span></text:p></draw:text-box></draw:frame><draw:frame draw:style-name="gr28" draw:text-style-name="P131" svg:width="0.72cm" svg:height="0.664cm" svg:x="6.537cm" svg:y="1.34cm"><draw:text-box><text:p text:style-name="P126"><text:span text:style-name="T187">T</text:span></text:p></draw:text-box></draw:frame><draw:frame draw:style-name="gr29" draw:text-style-name="P131" svg:width="0.777cm" svg:height="0.664cm" svg:x="5.503cm" svg:y="2.374cm"><draw:text-box><text:p text:style-name="P126"><text:span text:style-name="T187">D</text:span></text:p></draw:text-box></draw:frame><draw:frame draw:style-name="gr30" draw:text-style-name="P131" svg:width="0.729cm" svg:height="0.664cm" svg:x="4.272cm" svg:y="3.663cm"><draw:text-box><text:p text:style-name="P126"><text:span text:style-name="T187">S</text:span></text:p></draw:text-box></draw:frame><draw:frame draw:style-name="gr31" draw:text-style-name="P131" svg:width="0.359cm" svg:height="0.664cm" svg:x="2.778cm" svg:y="2.354cm"><draw:text-box><text:p text:style-name="P126"><text:span text:style-name="T187">M</text:span></text:p></draw:text-box></draw:frame><draw:frame draw:style-name="gr32" draw:text-style-name="P131" svg:width="0.747cm" svg:height="0.664cm" svg:x="2.656cm" svg:y="-0.082cm"><draw:text-box><text:p text:style-name="P126"><text:span text:style-name="T187">A</text:span></text:p></draw:text-box></draw:frame></draw:g><text:span text:style-name="_5f_Caractère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130852735369238" text:continue-numbering="true" text:style-name="_5f_Numérotation_20_des_20_exercices">
        <text:list-item>
          <text:h text:style-name="P117" text:outline-level="1"><draw:g text:anchor-type="char" draw:z-index="370" draw:name="Shape11_0" draw:style-name="gr38"><draw:line draw:style-name="gr39" draw:text-style-name="P132" svg:x1="6.438cm" svg:y1="2.851cm" svg:x2="8.688cm" svg:y2="2.851cm"><text:p/></draw:line><draw:line draw:style-name="gr39" draw:text-style-name="P132" svg:x1="6.438cm" svg:y1="2.852cm" svg:x2="7.564cm" svg:y2="1.908cm"><text:p/></draw:line><draw:line draw:style-name="gr39" draw:text-style-name="P132" svg:x1="7.567cm" svg:y1="1.908cm" svg:x2="8.691cm" svg:y2="2.85cm"><text:p/></draw:line><draw:frame draw:style-name="gr40" draw:text-style-name="P133" svg:width="0.246cm" svg:height="0.414cm" svg:x="6.158cm" svg:y="2.649cm"><draw:text-box><text:p text:style-name="P126"><text:span text:style-name="T188">A</text:span></text:p></draw:text-box></draw:frame><draw:frame draw:style-name="gr40" draw:text-style-name="P133" svg:width="0.246cm" svg:height="0.414cm" svg:x="8.744cm" svg:y="2.66cm"><draw:text-box><text:p text:style-name="P126"><text:span text:style-name="T188">B</text:span></text:p></draw:text-box></draw:frame><draw:frame draw:style-name="gr41" draw:text-style-name="P133" svg:width="0.251cm" svg:height="0.414cm" svg:x="7.43cm" svg:y="1.471cm"><draw:text-box><text:p text:style-name="P126"><text:span text:style-name="T188">C</text:span></text:p></draw:text-box></draw:frame></draw:g><text:span text:style-name="_5f_Caractères">Pour chaque cas, code la figure à partir des informations de l’énoncé puis donne la nature du triangle en justifiant la réponse.</text:span></text:h>
        </text:list-item>
      </text:list>
      <text:list xml:id="list2801361066" text:style-name="_5f_Numérotation_20_des_20_exercices">
        <text:list-item>
          <text:list>
            <text:list-item>
              <text:p text:style-name="P112"><text:span text:style-name="_5f_Caractères">ABC est tel que : </text:span><text:span text:style-name="_5f_Caractères"><draw:frame draw:style-name="fr5" draw:name="Objet11" text:anchor-type="as-char" svg:y="-0.381cm" svg:width="0.72cm" svg:height="0.464cm" draw:z-index="38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_5f_Caractères">= 40° et </text:span><text:span text:style-name="_5f_Caractères"><draw:frame draw:style-name="fr5" draw:name="Object1" text:anchor-type="as-char" svg:y="-0.358cm" svg:width="0.728cm" svg:height="0.434cm" draw:z-index="385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_5f_Caractères">= 40°.</text:span></text:p>
            </text:list-item>
          </text:list>
        </text:list-item>
      </text:list>
      <text:h text:style-name="_5f_Paragraphe" text:outline-level="1"/>
      <text:list xml:id="list130850886408377" text:continue-numbering="true" text:style-name="_5f_Numérotation_20_des_20_exercices">
        <text:list-item>
          <text:list>
            <text:list-item>
              <text:p text:style-name="P108"><text:span text:style-name="_5f_Caractères">ABC est un triangle </text:span><text:span text:style-name="_5f_pointillés_20_gris">……………… </text:span><text:span text:style-name="_5f_Caractères">car</text:span><text:span text:style-name="_5f_pointillés_20_gris">………………………………………………………………………………………………………………………………….………………………………………………………………….</text:span></text:p>
            </text:list-item>
          </text:list>
        </text:list-item>
      </text:list>
      <text:list xml:id="list130851206999355" text:continue-list="list130852735369238" text:style-name="_5f_Numérotation_20_des_20_exercices">
        <text:list-item>
          <text:h text:style-name="P115" text:outline-level="1"><draw:g text:anchor-type="paragraph" draw:z-index="371" draw:name="Shape12_0" draw:style-name="gr33"><draw:line draw:style-name="gr34" draw:text-style-name="P132" svg:x1="7.17cm" svg:y1="2.18cm" svg:x2="8.781cm" svg:y2="2.18cm"><text:p/></draw:line><draw:line draw:style-name="gr34" draw:text-style-name="P132" svg:x1="7.17cm" svg:y1="2.18cm" svg:x2="7.975cm" svg:y2="0.783cm"><text:p/></draw:line><draw:line draw:style-name="gr34" draw:text-style-name="P132" svg:x1="7.98cm" svg:y1="0.797cm" svg:x2="8.78cm" svg:y2="2.182cm"><text:p/></draw:line><draw:frame draw:style-name="gr35" draw:text-style-name="P133" svg:width="0.207cm" svg:height="0.414cm" svg:x="6.916cm" svg:y="2.083cm"><draw:text-box><text:p text:style-name="P126"><text:span text:style-name="T188">F</text:span></text:p></draw:text-box></draw:frame><draw:frame draw:style-name="gr36" draw:text-style-name="P133" svg:width="0.276cm" svg:height="0.414cm" svg:x="8.837cm" svg:y="2.083cm"><draw:text-box><text:p text:style-name="P126"><text:span text:style-name="T188">D</text:span></text:p></draw:text-box></draw:frame><draw:frame draw:style-name="gr37" draw:text-style-name="P133" svg:width="0.228cm" svg:height="0.414cm" svg:x="7.87cm" svg:y="0.367cm"><draw:text-box><text:p text:style-name="P126"><text:span text:style-name="T188">E</text:span></text:p></draw:text-box></draw:frame></draw:g><text:soft-page-break/><text:span text:style-name="_5f_Caractères">Code la figure à partir des informations de l’énoncé puis donne la nature du triangle en justifiant la réponse.</text:span></text:h>
          <text:h text:style-name="P118" text:outline-level="1"><text:span text:style-name="_5f_Caractères">DEF est tel que l’ angle </text:span><text:span text:style-name="_5f_Caractères"><draw:frame draw:style-name="fr5" draw:name="Objet5" text:anchor-type="as-char" svg:y="-0.376cm" svg:width="0.693cm" svg:height="0.459cm" draw:z-index="386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_5f_Caractères"><text:s text:c="2"/>mesure 60° et </text:span><text:span text:style-name="_5f_Caractères"><draw:frame draw:style-name="fr5" draw:name="Objet6" text:anchor-type="as-char" svg:y="-0.376cm" svg:width="0.693cm" svg:height="0.459cm" draw:z-index="387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_5f_Caractères">=</text:span><text:span text:style-name="_5f_Caractères"><draw:frame draw:style-name="fr5" draw:name="Objet7" text:anchor-type="as-char" svg:y="-0.376cm" svg:width="0.806cm" svg:height="0.459cm" draw:z-index="388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h>
        </text:list-item>
      </text:list>
      <text:p text:style-name="P110"><text:span text:style-name="_5f_Caractères">DEF est un triangle </text:span><text:span text:style-name="_5f_pointillés_20_gris">………………………</text:span></text:p>
      <text:p text:style-name="P110"><text:span text:style-name="_5f_Caractères">car</text:span><text:span text:style-name="_5f_pointillés_20_gris">………………………………………………………………………………………………………………………………...</text:span></text:p>
      <text:list xml:id="list130852564492866" text:continue-numbering="true" text:style-name="_5f_Numérotation_20_des_20_exercices">
        <text:list-item>
          <text:h text:style-name="P117" text:outline-level="1"><text:span text:style-name="_5f_Caractères">Classe les triangles suivants dans le tableau.</text:span></text:h>
          <text:h text:style-name="P117" text:outline-level="1"><draw:g text:anchor-type="paragraph" draw:z-index="369" draw:name="Shape8_3" draw:style-name="gr42"><draw:g draw:style-name="gr7"><draw:line draw:style-name="gr43" draw:text-style-name="P134" svg:x1="0.106cm" svg:y1="1.473cm" svg:x2="1.584cm" svg:y2="1.473cm"><text:p/></draw:line><draw:line draw:style-name="gr44" draw:text-style-name="P134" svg:x1="0.845cm" svg:y1="-0.007cm" svg:x2="0.106cm" svg:y2="1.473cm"><text:p/></draw:line><draw:line draw:style-name="gr45" draw:text-style-name="P134" svg:x1="0.845cm" svg:y1="-0.007cm" svg:x2="1.584cm" svg:y2="1.473cm"><text:p/></draw:line><draw:ellipse draw:style-name="gr46" draw:text-style-name="P135" svg:width="0.149cm" svg:height="0.151cm" svg:x="1.139cm" svg:y="0.683cm"><text:p/></draw:ellipse><draw:ellipse draw:style-name="gr47" draw:text-style-name="P135" svg:width="0.151cm" svg:height="0.149cm" svg:x="0.405cm" svg:y="0.664cm"><text:p/></draw:ellipse><draw:frame draw:style-name="gr48" draw:text-style-name="P136" svg:width="0.75cm" svg:height="0.664cm" svg:x="0.698cm" svg:y="0.776cm"><draw:text-box><text:p text:style-name="P126"><text:span text:style-name="T189">1</text:span></text:p></draw:text-box></draw:frame></draw:g><draw:line draw:style-name="gr49" draw:text-style-name="P134" svg:x1="2.576cm" svg:y1="1.472cm" svg:x2="2.916cm" svg:y2="0.666cm"><text:p/></draw:line><draw:line draw:style-name="gr50" draw:text-style-name="P134" svg:x1="1.585cm" svg:y1="0.09cm" svg:x2="2.917cm" svg:y2="0.669cm"><text:p/></draw:line><draw:line draw:style-name="gr51" draw:text-style-name="P134" svg:x1="2.576cm" svg:y1="1.475cm" svg:x2="1.585cm" svg:y2="0.09cm"><text:p/></draw:line><draw:rect draw:style-name="gr52" draw:text-style-name="P135" svg:width="0.179cm" svg:height="0.175cm" draw:transform="rotate (2.74453024876108) translate (2.84691666666667cm 0.827263888888889cm)"><text:p/></draw:rect><draw:frame draw:style-name="gr48" draw:text-style-name="P136" svg:width="0.75cm" svg:height="0.664cm" svg:x="2.127cm" svg:y="0.505cm"><draw:text-box><text:p text:style-name="P126"><text:span text:style-name="T189">2</text:span></text:p></draw:text-box></draw:frame><draw:line draw:style-name="gr53" draw:text-style-name="P134" svg:x1="4.585cm" svg:y1="1.325cm" svg:x2="4.941cm" svg:y2="0.646cm"><text:p/></draw:line><draw:line draw:style-name="gr54" draw:text-style-name="P134" svg:x1="2.733cm" svg:y1="-0.083cm" svg:x2="4.585cm" svg:y2="1.325cm"><text:p/></draw:line><draw:line draw:style-name="gr55" draw:text-style-name="P134" svg:x1="2.733cm" svg:y1="-0.083cm" svg:x2="4.941cm" svg:y2="0.645cm"><text:p/></draw:line><draw:line draw:style-name="gr56" draw:text-style-name="P137" svg:x1="3.927cm" svg:y1="0.194cm" svg:x2="4.033cm" svg:y2="0.489cm"><text:p/></draw:line><draw:line draw:style-name="gr56" draw:text-style-name="P137" svg:x1="3.595cm" svg:y1="0.711cm" svg:x2="3.9cm" svg:y2="0.658cm"><text:p/></draw:line><draw:frame draw:style-name="gr48" draw:text-style-name="P136" svg:width="0.75cm" svg:height="0.664cm" svg:x="4.115cm" svg:y="0.524cm"><draw:text-box><text:p text:style-name="P126"><text:span text:style-name="T189">3</text:span></text:p></draw:text-box></draw:frame><draw:line draw:style-name="gr57" draw:text-style-name="P134" svg:x1="1.953cm" svg:y1="1.487cm" svg:x2="0.097cm" svg:y2="2.23cm"><text:p/></draw:line><draw:line draw:style-name="gr58" draw:text-style-name="P134" svg:x1="1.395cm" svg:y1="2.787cm" svg:x2="1.952cm" svg:y2="1.487cm"><text:p/></draw:line><draw:line draw:style-name="gr59" draw:text-style-name="P134" svg:x1="1.395cm" svg:y1="2.785cm" svg:x2="0.097cm" svg:y2="2.228cm"><text:p/></draw:line><draw:line draw:style-name="gr60" draw:text-style-name="P134" svg:x1="1.832cm" svg:y1="2.26cm" svg:x2="1.536cm" svg:y2="2.092cm"><text:p/></draw:line><draw:line draw:style-name="gr61" draw:text-style-name="P134" svg:x1="0.908cm" svg:y1="2.385cm" svg:x2="0.811cm" svg:y2="2.71cm"><text:p/></draw:line><draw:frame draw:style-name="gr48" draw:text-style-name="P136" svg:width="0.75cm" svg:height="0.664cm" svg:x="0.94cm" svg:y="1.921cm"><draw:text-box><text:p text:style-name="P126"><text:span text:style-name="T189">6</text:span></text:p></draw:text-box></draw:frame><draw:line draw:style-name="gr62" draw:text-style-name="P134" svg:x1="2.288cm" svg:y1="2.794cm" svg:x2="3.787cm" svg:y2="2.794cm"><text:p/></draw:line><draw:line draw:style-name="gr63" draw:text-style-name="P134" svg:x1="2.288cm" svg:y1="2.793cm" svg:x2="3.036cm" svg:y2="1.505cm"><text:p/></draw:line><draw:line draw:style-name="gr64" draw:text-style-name="P134" svg:x1="3.785cm" svg:y1="2.794cm" svg:x2="3.034cm" svg:y2="1.503cm"><text:p/></draw:line><draw:line draw:style-name="gr65" draw:text-style-name="P134" svg:x1="2.572cm" svg:y1="2.062cm" svg:x2="2.757cm" svg:y2="2.274cm"><text:p/></draw:line><draw:line draw:style-name="gr66" draw:text-style-name="P134" svg:x1="3.486cm" svg:y1="2.046cm" svg:x2="3.301cm" svg:y2="2.256cm"><text:p/></draw:line><draw:line draw:style-name="gr67" draw:text-style-name="P134" svg:x1="3.01cm" svg:y1="2.697cm" svg:x2="3.195cm" svg:y2="2.907cm"><text:p/></draw:line><draw:frame draw:style-name="gr48" draw:text-style-name="P136" svg:width="0.75cm" svg:height="0.664cm" svg:x="2.706cm" svg:y="2.096cm"><draw:text-box><text:p text:style-name="P126"><text:span text:style-name="T189">7</text:span></text:p></draw:text-box></draw:frame><draw:line draw:style-name="gr56" draw:text-style-name="P137" svg:x1="5.451cm" svg:y1="2.922cm" svg:x2="6.451cm" svg:y2="4.423cm"><text:p/></draw:line><draw:line draw:style-name="gr56" draw:text-style-name="P137" svg:x1="6.449cm" svg:y1="4.423cm" svg:x2="6.95cm" svg:y2="2.922cm"><text:p/></draw:line><draw:line draw:style-name="gr56" draw:text-style-name="P137" svg:x1="6.952cm" svg:y1="2.922cm" svg:x2="5.451cm" svg:y2="2.922cm"><text:p/></draw:line><draw:frame draw:style-name="gr68" draw:text-style-name="P136" svg:width="0.996cm" svg:height="0.664cm" svg:x="5.856cm" svg:y="3.018cm"><draw:text-box><text:p text:style-name="P126"><text:span text:style-name="T189">1</text:span><text:span text:style-name="T189">2</text:span></text:p></draw:text-box></draw:frame><draw:line draw:style-name="gr69" draw:text-style-name="P134" svg:x1="6.736cm" svg:y1="1.39cm" svg:x2="6.736cm" svg:y2="2.716cm"><text:p/></draw:line><draw:line draw:style-name="gr70" draw:text-style-name="P134" svg:x1="8.946cm" svg:y1="2.715cm" svg:x2="6.736cm" svg:y2="2.715cm"><text:p/></draw:line><draw:line draw:style-name="gr71" draw:text-style-name="P134" svg:x1="6.736cm" svg:y1="1.39cm" svg:x2="8.946cm" svg:y2="2.716cm"><text:p/></draw:line><draw:rect draw:style-name="gr72" draw:text-style-name="P135" svg:width="0.265cm" svg:height="0.265cm" svg:x="6.736cm" svg:y="2.452cm"><text:p/></draw:rect><draw:frame draw:style-name="gr48" draw:text-style-name="P136" svg:width="0.75cm" svg:height="0.664cm" svg:x="7.098cm" svg:y="1.969cm"><draw:text-box><text:p text:style-name="P126"><text:span text:style-name="T189">9</text:span></text:p></draw:text-box></draw:frame><draw:g draw:style-name="gr7"><draw:line draw:style-name="gr73" draw:text-style-name="P138" svg:x1="6.142cm" svg:y1="1.323cm" svg:x2="6.814cm" svg:y2="-0.12cm"><text:p/></draw:line><draw:line draw:style-name="gr74" draw:text-style-name="P138" svg:x1="6.142cm" svg:y1="1.319cm" svg:x2="5.239cm" svg:y2="0.023cm"><text:p/></draw:line><draw:line draw:style-name="gr75" draw:text-style-name="P138" svg:x1="6.813cm" svg:y1="-0.12cm" svg:x2="5.233cm" svg:y2="0.023cm"><text:p/></draw:line><draw:line draw:style-name="gr76" draw:text-style-name="P138" svg:x1="5.56cm" svg:y1="0.718cm" svg:x2="5.846cm" svg:y2="0.635cm"><text:p/></draw:line><draw:line draw:style-name="gr77" draw:text-style-name="P138" svg:x1="5.958cm" svg:y1="-0.17cm" svg:x2="6.076cm" svg:y2="0.102cm"><text:p/></draw:line><draw:line draw:style-name="gr78" draw:text-style-name="P138" svg:x1="6.366cm" svg:y1="0.58cm" svg:x2="6.65cm" svg:y2="0.495cm"><text:p/></draw:line></draw:g><draw:frame draw:style-name="gr79" draw:text-style-name="P139" svg:width="0.726cm" svg:height="0.625cm" svg:x="5.773cm" svg:y="0.129cm"><draw:text-box><text:p text:style-name="P126"><text:span text:style-name="T190">4</text:span></text:p></draw:text-box></draw:frame><draw:frame draw:style-name="gr68" draw:text-style-name="P140" svg:width="0.996cm" svg:height="0.664cm" svg:x="0.513cm" svg:y="3.403cm"><draw:text-box><text:p text:style-name="P126"><text:span text:style-name="T191">1</text:span><text:span text:style-name="T191">0</text:span></text:p></draw:text-box></draw:frame><draw:line draw:style-name="gr80" draw:text-style-name="P141" svg:x1="-0.001cm" svg:y1="3.53cm" svg:x2="0.849cm" svg:y2="4.428cm"><text:p/></draw:line><draw:line draw:style-name="gr81" draw:text-style-name="P141" svg:x1="2.342cm" svg:y1="3.011cm" svg:x2="0.85cm" svg:y2="4.429cm"><text:p/></draw:line><draw:line draw:style-name="gr82" draw:text-style-name="P141" svg:x1="-0.001cm" svg:y1="3.531cm" svg:x2="2.34cm" svg:y2="3.011cm"><text:p/></draw:line><draw:rect draw:style-name="gr83" draw:text-style-name="P142" svg:width="0.246cm" svg:height="0.251cm" draw:transform="skewX (0.00698131700797718) rotate (0.754854901487547) translate (0.680861111111111cm 4.24920833333333cm)"><text:p/></draw:rect><draw:g draw:style-name="gr7"><draw:line draw:style-name="gr84" draw:text-style-name="P143" svg:x1="8.402cm" svg:y1="1.317cm" svg:x2="8.166cm" svg:y2="-0.147cm"><text:p/></draw:line><draw:line draw:style-name="gr85" draw:text-style-name="P143" svg:x1="8.405cm" svg:y1="1.316cm" svg:x2="7.031cm" svg:y2="0.792cm"><text:p/></draw:line><draw:line draw:style-name="gr86" draw:text-style-name="P143" svg:x1="8.169cm" svg:y1="-0.147cm" svg:x2="7.028cm" svg:y2="0.793cm"><text:p/></draw:line><draw:line draw:style-name="gr87" draw:text-style-name="P143" svg:x1="7.643cm" svg:y1="1.153cm" svg:x2="7.818cm" svg:y2="0.94cm"><text:p/></draw:line><draw:line draw:style-name="gr88" draw:text-style-name="P143" svg:x1="7.486cm" svg:y1="0.268cm" svg:x2="7.721cm" svg:y2="0.416cm"><text:p/></draw:line><draw:line draw:style-name="gr89" draw:text-style-name="P143" svg:x1="8.194cm" svg:y1="0.628cm" svg:x2="8.37cm" svg:y2="0.415cm"><text:p/></draw:line></draw:g><draw:frame draw:style-name="gr90" draw:text-style-name="P136" svg:width="0.874cm" svg:height="0.664cm" svg:x="7.465cm" svg:y="0.334cm"><draw:text-box><text:p text:style-name="P126"><text:span text:style-name="T189"><text:s/></text:span><text:span text:style-name="T189">5</text:span></text:p></draw:text-box></draw:frame><draw:line draw:style-name="gr91" draw:text-style-name="P137" svg:x1="4.244cm" svg:y1="2.668cm" svg:x2="4.182cm" svg:y2="4.04cm"><text:p/></draw:line><draw:line draw:style-name="gr91" draw:text-style-name="P137" svg:x1="2.82cm" svg:y1="3.981cm" svg:x2="4.185cm" svg:y2="4.041cm"><text:p/></draw:line><draw:line draw:style-name="gr91" draw:text-style-name="P137" svg:x1="2.82cm" svg:y1="3.98cm" svg:x2="4.247cm" svg:y2="2.668cm"><text:p/></draw:line><draw:rect draw:style-name="gr92" draw:text-style-name="P144" svg:width="0.276cm" svg:height="0.276cm" draw:transform="skewX (0.00645771823237902) rotate (1.53239908325102) translate (3.91406944444444cm 4.02872222222222cm)"><text:p/></draw:rect><draw:path draw:style-name="gr92" draw:text-style-name="P144" svg:width="0.397cm" svg:height="0.2cm" svg:x="3.262cm" svg:y="3.909cm" svg:viewBox="0 0 398 201" svg:d="M0 171c129-251 126-121 126-121l178 151 94-134-15-67"><text:p/></draw:path><draw:path draw:style-name="gr92" draw:text-style-name="P144" svg:width="0.23cm" svg:height="0.356cm" svg:x="4.108cm" svg:y="3.159cm" svg:viewBox="0 0 231 357" svg:d="M5 357c203-96 135-110 135-110l-140-169 128-78 103 13"><text:p/></draw:path><draw:frame draw:style-name="gr93" draw:text-style-name="P136" svg:width="1.119cm" svg:height="0.664cm" svg:x="3.214cm" svg:y="3.158cm"><draw:text-box><text:p text:style-name="P126"><text:span text:style-name="T189"><text:s/></text:span><text:span text:style-name="T189">1</text:span><text:span text:style-name="T189">1</text:span></text:p></draw:text-box></draw:frame><draw:line draw:style-name="gr91" draw:text-style-name="P137" svg:x1="4.324cm" svg:y1="1.498cm" svg:x2="6.141cm" svg:y2="1.498cm"><text:p/></draw:line><draw:line draw:style-name="gr91" draw:text-style-name="P137" svg:x1="4.324cm" svg:y1="1.498cm" svg:x2="5.232cm" svg:y2="2.867cm"><text:p/></draw:line><draw:line draw:style-name="gr91" draw:text-style-name="P137" svg:x1="6.138cm" svg:y1="1.498cm" svg:x2="5.23cm" svg:y2="2.867cm"><text:p/></draw:line><draw:path draw:style-name="gr92" draw:text-style-name="P144" svg:width="0.352cm" svg:height="0.32cm" svg:x="4.666cm" svg:y="2.072cm" svg:viewBox="0 0 353 321" svg:d="M0 71c64-23 129-46 194-71 18 65-90 254-72 319 37 18 196-90 231-70"><text:p/></draw:path><draw:path draw:style-name="gr92" draw:text-style-name="P144" svg:width="0.354cm" svg:height="0.32cm" svg:x="5.549cm" svg:y="2.02cm" svg:viewBox="0 0 355 321" svg:d="M0 252c66 21 129 44 196 69 16-65-90-254-70-319 33-18 194 90 229 72"><text:p/></draw:path><draw:frame draw:style-name="gr90" draw:text-style-name="P136" svg:width="0.874cm" svg:height="0.664cm" svg:x="4.865cm" svg:y="1.623cm"><draw:text-box><text:p text:style-name="P126"><text:span text:style-name="T189"><text:s/></text:span><text:span text:style-name="T189">8</text:span></text:p></draw:text-box></draw:frame></draw:g><text:span text:style-name="_5f_Caractères"/></text:h>
        </text:list-item>
      </text:list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58856224">
          <table:table-cell table:style-name="Table1.A1" office:value-type="string">
            <text:h text:style-name="_5f_Tableau_5f_Centré_5f_Gras" text:outline-level="1">Quelconque</text:h>
          </table:table-cell>
          <table:table-cell table:style-name="Table1.A1" office:value-type="string">
            <text:h text:style-name="_5f_Tableau_5f_Centré_5f_Gras" text:outline-level="1">Isocèle</text:h>
          </table:table-cell>
          <table:table-cell table:style-name="Table1.A1" office:value-type="string">
            <text:h text:style-name="_5f_Tableau_5f_Centré_5f_Gras" text:outline-level="1">Rectangle</text:h>
          </table:table-cell>
          <table:table-cell table:style-name="Table1.D1" office:value-type="string">
            <text:h text:style-name="_5f_Tableau_5f_Centré_5f_Gras" text:outline-level="1">Équilatéral</text:h>
          </table:table-cell>
        </table:table-row>
        <table:table-row table:style-name="TableLine173515952">
          <table:table-cell table:style-name="Table1.A2" office:value-type="string">
            <text:h text:style-name="_5f_Tableau_5f_Centré_5f_Gras" text:outline-level="1"><text:span text:style-name="_5f_pointillés_20_gris"><text:span text:style-name="T183">…………….</text:span></text:span></text:h>
            <text:h text:style-name="_5f_Tableau_5f_Centré_5f_Gras" text:outline-level="1"><text:span text:style-name="_5f_pointillés_20_gris"><text:span text:style-name="T183">…………….</text:span></text:span></text:h>
            <text:h text:style-name="_5f_Tableau_5f_Centré_5f_Gras" text:outline-level="1"><text:span text:style-name="_5f_pointillés_20_gris"><text:span text:style-name="T183">…………….</text:span></text:span></text:h>
          </table:table-cell>
          <table:table-cell table:style-name="Table1.B2" office:value-type="string">
            <text:h text:style-name="_5f_Tableau_5f_Centré" text:outline-level="1"><text:span text:style-name="_5f_pointillés_20_gris">………….</text:span></text:h>
            <text:h text:style-name="_5f_Tableau_5f_Centré" text:outline-level="1"><text:span text:style-name="_5f_pointillés_20_gris">………….</text:span></text:h>
            <text:h text:style-name="_5f_Tableau_5f_Centré" text:outline-level="1"><text:span text:style-name="_5f_pointillés_20_gris">………….</text:span></text:h>
          </table:table-cell>
          <table:table-cell table:style-name="Table1.C2" office:value-type="string">
            <text:h text:style-name="_5f_Tableau_5f_Centré" text:outline-level="1"><text:span text:style-name="_5f_pointillés_20_gris">…………….</text:span></text:h>
            <text:h text:style-name="_5f_Tableau_5f_Centré" text:outline-level="1"><text:span text:style-name="_5f_pointillés_20_gris">…………….</text:span></text:h>
            <text:h text:style-name="_5f_Tableau_5f_Centré" text:outline-level="1"><text:span text:style-name="_5f_pointillés_20_gris">…………….</text:span></text:h>
          </table:table-cell>
          <table:table-cell table:style-name="Table1.D2" office:value-type="string">
            <text:h text:style-name="_5f_Tableau_5f_Centré" text:outline-level="1"><text:span text:style-name="_5f_pointillés_20_gris">…………….</text:span></text:h>
            <text:h text:style-name="_5f_Tableau_5f_Centré" text:outline-level="1"><text:span text:style-name="_5f_pointillés_20_gris">…………….</text:span></text:h>
            <text:h text:style-name="_5f_Tableau_5f_Centré" text:outline-level="1"><text:span text:style-name="_5f_pointillés_20_gris">…………….</text:span></text:h>
          </table:table-cell>
        </table:table-row>
      </table:table>
      <text:list xml:id="list130850931322428" text:continue-numbering="true" text:style-name="_5f_Numérotation_20_des_20_exercices">
        <text:list-item>
          <text:h text:style-name="P116" text:outline-level="1"><draw:g text:anchor-type="paragraph" draw:z-index="373" draw:name="Shape10_0" draw:style-name="gr15"><draw:frame draw:style-name="gr16" draw:text-style-name="P127" svg:width="0.313cm" svg:height="0.491cm" svg:x="5.722cm" svg:y="0.786cm"><draw:text-box><text:p text:style-name="P126"><text:span text:style-name="T186">A</text:span></text:p></draw:text-box></draw:frame><draw:frame draw:style-name="gr17" draw:text-style-name="P127" svg:width="0.489cm" svg:height="0.491cm" svg:x="5.722cm" svg:y="2.954cm"><draw:text-box><text:p text:style-name="P126"><text:span text:style-name="T186">B</text:span></text:p></draw:text-box></draw:frame><draw:frame draw:style-name="gr18" draw:text-style-name="P127" svg:width="0.481cm" svg:height="0.491cm" svg:x="9.227cm" svg:y="2.951cm"><draw:text-box><text:p text:style-name="P126"><text:span text:style-name="T186">C</text:span></text:p></draw:text-box></draw:frame><draw:frame draw:style-name="gr19" draw:text-style-name="P127" svg:width="0.281cm" svg:height="0.491cm" svg:x="9.105cm" svg:y="0.79cm"><draw:text-box><text:p text:style-name="P126"><text:span text:style-name="T186">D</text:span></text:p></draw:text-box></draw:frame><draw:frame draw:style-name="gr20" draw:text-style-name="P127" svg:width="1.022cm" svg:height="0.491cm" svg:x="7.068cm" svg:y="0.677cm"><draw:text-box><text:p text:style-name="P126"><text:span text:style-name="T186">5</text:span><text:span text:style-name="T186"> </text:span><text:span text:style-name="T186">c</text:span><text:span text:style-name="T186">m</text:span></text:p></draw:text-box></draw:frame><draw:rect draw:style-name="gr21" draw:text-style-name="P128" svg:width="3.003cm" svg:height="2.005cm" svg:x="6.055cm" svg:y="1.12cm"><text:p/></draw:rect><draw:line draw:style-name="gr22" draw:text-style-name="P129" svg:x1="6.054cm" svg:y1="1.122cm" svg:x2="9.054cm" svg:y2="3.122cm"><text:p/></draw:line><draw:frame draw:style-name="gr23" draw:text-style-name="P127" svg:width="1.338cm" svg:height="0.484cm" draw:transform="rotate (-0.585383431118898) translate (7.29897222222222cm 1.45520833333333cm)"><draw:text-box><text:p text:style-name="P126"><text:span text:style-name="T186">6</text:span><text:span text:style-name="T186"> </text:span><text:span text:style-name="T186">c</text:span><text:span text:style-name="T186">m</text:span></text:p></draw:text-box></draw:frame><draw:rect draw:style-name="gr24" draw:text-style-name="P128" svg:width="0.302cm" svg:height="0.302cm" svg:x="8.756cm" svg:y="2.82cm"><text:p/></draw:rect><draw:rect draw:style-name="gr24" draw:text-style-name="P128" svg:width="0.301cm" svg:height="0.302cm" svg:x="6.055cm" svg:y="1.12cm"><text:p/></draw:rect><draw:rect draw:style-name="gr24" draw:text-style-name="P128" svg:width="0.301cm" svg:height="0.302cm" svg:x="6.055cm" svg:y="2.82cm"><text:p/></draw:rect><draw:rect draw:style-name="gr24" draw:text-style-name="P128" svg:width="0.302cm" svg:height="0.302cm" svg:x="8.758cm" svg:y="1.12cm"><text:p/></draw:rect></draw:g><text:span text:style-name="_5f_Caractères_5f_gras">Rectangle</text:span></text:h>
          <text:list>
            <text:list-item>
              <text:h text:style-name="P117" text:outline-level="1"><text:span text:style-name="_5f_Caractères">Donne la longueur du segment [BC]. Justifie ta réponse.</text:span></text:h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</text:span></text:p>
      <text:list xml:id="list130852416010268" text:continue-numbering="true" text:style-name="_5f_Numérotation_20_des_20_exercices">
        <text:list-item>
          <text:list>
            <text:list-item>
              <text:h text:style-name="P117" text:outline-level="1"><text:span text:style-name="_5f_Caractères">Donne la longueur du segment [BD]. Justifie.</text:span></text:h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..</text:span></text:p>
      <text:list xml:id="list130852809965941" text:continue-numbering="true" text:style-name="_5f_Numérotation_20_des_20_exercices">
        <text:list-item>
          <text:list>
            <text:list-item>
              <text:p text:style-name="P111"><text:span text:style-name="_5f_Caractères">Les diagonales de ce rectangle se coupent en O. Quelle est la longueur du segment [AO] ? Justifie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</text:span></text:p>
      <text:list xml:id="list130851344192235" text:continue-numbering="true" text:style-name="_5f_Numérotation_20_des_20_exercices">
        <text:list-item>
          <text:h text:style-name="P117" text:outline-level="1"><text:span text:style-name="_5f_Caractères">Le quadrilatère ABCD est un carré et les triangles DEF et FGC sont équilatéraux.</text:span></text:h>
        </text:list-item>
      </text:list>
      <text:h text:style-name="_5f_Paragraphe" text:outline-level="1"><draw:g text:anchor-type="paragraph" draw:z-index="374" draw:name="Forme1" draw:style-name="gr2"><draw:custom-shape draw:style-name="gr3" draw:text-style-name="P121" svg:width="5.635cm" svg:height="2.768cm" svg:x="2.401cm" svg:y="0.453cm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123" svg:width="0.309cm" svg:height="0.484cm" svg:x="2.175cm" svg:y="0.072cm"><draw:text-box><text:p text:style-name="P122"><text:span text:style-name="T185">A</text:span></text:p></draw:text-box></draw:frame><draw:frame draw:style-name="gr5" draw:text-style-name="P123" svg:width="0.295cm" svg:height="0.5cm" svg:x="3.687cm" svg:y="5.623cm"><draw:text-box><text:p text:style-name="P122"><text:span text:style-name="T185">E</text:span></text:p></draw:text-box></draw:frame><draw:frame draw:style-name="gr6" draw:text-style-name="P123" svg:width="0.376cm" svg:height="0.622cm" svg:x="6.523cm" svg:y="0.467cm"><draw:text-box><text:p text:style-name="P122"><text:span text:style-name="T185">G</text:span></text:p></draw:text-box></draw:frame><draw:frame draw:style-name="gr4" draw:text-style-name="P123" svg:width="0.309cm" svg:height="0.484cm" svg:x="8.047cm" svg:y="0.074cm"><draw:text-box><text:p text:style-name="P122"><text:span text:style-name="T185">B</text:span></text:p></draw:text-box></draw:frame><draw:frame draw:style-name="gr4" draw:text-style-name="P123" svg:width="0.309cm" svg:height="0.484cm" svg:x="8.035cm" svg:y="3.194cm"><draw:text-box><text:p text:style-name="P122"><text:span text:style-name="T185">C</text:span></text:p></draw:text-box></draw:frame><draw:g draw:style-name="gr7"><draw:line draw:style-name="gr8" draw:text-style-name="P124" svg:x1="6.631cm" svg:y1="0.815cm" svg:x2="5.226cm" svg:y2="3.221cm"><text:p/></draw:line><draw:line draw:style-name="gr9" draw:text-style-name="P124" svg:x1="6.632cm" svg:y1="0.815cm" svg:x2="8.036cm" svg:y2="3.221cm"><text:p/></draw:line></draw:g><draw:frame draw:style-name="gr10" draw:text-style-name="P123" svg:width="0.295cm" svg:height="0.419cm" svg:x="2.085cm" svg:y="3.157cm"><draw:text-box><text:p text:style-name="P122"><text:span text:style-name="T185">D</text:span></text:p></draw:text-box></draw:frame><draw:frame draw:style-name="gr11" draw:text-style-name="P123" svg:width="0.294cm" svg:height="0.525cm" svg:x="5.235cm" svg:y="3.247cm"><draw:text-box><text:p text:style-name="P122"><text:span text:style-name="T185">F</text:span></text:p></draw:text-box></draw:frame><draw:ellipse draw:style-name="gr12" draw:text-style-name="P125" svg:width="0.89cm" svg:height="0.879cm" svg:x="4.771cm" svg:y="2.796cm" draw:kind="arc" draw:start-angle="0.41" draw:end-angle="60.89"><text:p/></draw:ellipse><draw:ellipse draw:style-name="gr13" draw:text-style-name="P125" svg:width="0.884cm" svg:height="0.888cm" draw:transform="skewX (0.00593411945678068) rotate (2.09788576089718) translate (7.88458333333333cm 3.82058333333333cm)" draw:kind="arc" draw:start-angle="0.41" draw:end-angle="60.89"><text:p/></draw:ellipse><draw:ellipse draw:style-name="gr14" draw:text-style-name="P125" svg:width="0.883cm" svg:height="0.886cm" draw:transform="skewX (-0.00994837673636782) rotate (-2.09893295844838) translate (7.23018055555556cm 0.674569444444444cm)" draw:kind="arc" draw:start-angle="0.41" draw:end-angle="60.89"><text:p/></draw:ellipse><draw:ellipse draw:style-name="gr12" draw:text-style-name="P125" svg:width="0.957cm" svg:height="0.943cm" svg:x="4.745cm" svg:y="2.764cm" draw:kind="arc" draw:start-angle="0.41" draw:end-angle="60.89"><text:p/></draw:ellipse><draw:ellipse draw:style-name="gr14" draw:text-style-name="P125" svg:width="0.892cm" svg:height="0.913cm" draw:transform="skewX (-0.0445058959258556) rotate (-2.11429185586593) translate (7.25663888888889cm 0.709847222222222cm)" draw:kind="arc" draw:start-angle="0.41" draw:end-angle="60.89"><text:p/></draw:ellipse><draw:ellipse draw:style-name="gr13" draw:text-style-name="P125" svg:width="0.923cm" svg:height="0.899cm" draw:transform="skewX (-0.0431096325242599) rotate (2.07380021721966) translate (7.85283333333333cm 3.84704166666667cm)" draw:kind="arc" draw:start-angle="0.41" draw:end-angle="60.89"><text:p/></draw:ellipse><draw:g draw:style-name="gr7"><draw:line draw:style-name="gr8" draw:text-style-name="P124" svg:x1="3.803cm" svg:y1="5.642cm" svg:x2="5.221cm" svg:y2="3.238cm"><text:p/></draw:line><draw:line draw:style-name="gr9" draw:text-style-name="P124" svg:x1="3.802cm" svg:y1="5.641cm" svg:x2="2.393cm" svg:y2="3.233cm"><text:p/></draw:line></draw:g><draw:ellipse draw:style-name="gr12" draw:text-style-name="P125" svg:width="0.895cm" svg:height="0.879cm" draw:transform="rotate (3.1396727914126) translate (5.67795833333333cm 3.67770833333333cm)" draw:kind="arc" draw:start-angle="0.41" draw:end-angle="60.89"><text:p/></draw:ellipse><draw:ellipse draw:style-name="gr13" draw:text-style-name="P125" svg:width="0.884cm" svg:height="0.89cm" draw:transform="skewX (0.00994837673636779) rotate (-1.04196156344062) translate (2.54529166666667cm 2.64306944444444cm)" draw:kind="arc" draw:start-angle="0.41" draw:end-angle="60.89"><text:p/></draw:ellipse><draw:ellipse draw:style-name="gr14" draw:text-style-name="P125" svg:width="0.883cm" svg:height="0.892cm" draw:transform="skewX (-0.0137881010907552) rotate (1.03829637201143) translate (3.19793055555556cm 5.794375cm)" draw:kind="arc" draw:start-angle="0.41" draw:end-angle="60.89"><text:p/></draw:ellipse><draw:ellipse draw:style-name="gr12" draw:text-style-name="P125" svg:width="0.962cm" svg:height="0.943cm" draw:transform="rotate (3.1396727914126) translate (5.70265277777778cm 3.71122222222222cm)" draw:kind="arc" draw:start-angle="0.41" draw:end-angle="60.89"><text:p/></draw:ellipse><draw:ellipse draw:style-name="gr14" draw:text-style-name="P125" svg:width="0.893cm" svg:height="0.914cm" draw:transform="skewX (-0.0500909495322374) rotate (1.02223934289308) translate (3.17147222222222cm 5.762625cm)" draw:kind="arc" draw:start-angle="0.41" draw:end-angle="60.89"><text:p/></draw:ellipse><draw:ellipse draw:style-name="gr13" draw:text-style-name="P125" svg:width="0.923cm" svg:height="0.904cm" draw:transform="skewX (-0.039095375244673) rotate (-1.06604710711814) translate (2.57704166666667cm 2.62190277777778cm)" draw:kind="arc" draw:start-angle="0.41" draw:end-angle="60.89"><text:p/></draw:ellipse></draw:g><text:span text:style-name="_5f_Caractères">Quelle est la mesure de l'angle </text:span><text:span text:style-name="_5f_Caractères"><draw:frame draw:style-name="fr5" draw:name="Objet27" text:anchor-type="as-char" svg:y="-0.376cm" svg:width="0.746cm" svg:height="0.459cm" draw:z-index="38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_5f_Caractères">? Justifie</text:span></text:h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...</text:span></text:p>
      <text:h text:style-name="_5f_Paragraphe" text:outline-level="1"><text:span text:style-name="_5f_Caractères">Quelle est la mesure de l'angle </text:span><text:span text:style-name="_5f_Caractères"><draw:frame draw:style-name="fr5" draw:name="Objet25" text:anchor-type="as-char" svg:y="-0.381cm" svg:width="0.758cm" svg:height="0.464cm" draw:z-index="390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_5f_Caractères">? Justifie. </text:span></text:h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...</text:span></text:p>
      <text:h text:style-name="_5f_Paragraphe" text:outline-level="1"><text:span text:style-name="_5f_Caractères">Quelle est la mesure de l'angle </text:span><text:span text:style-name="_5f_Caractères"><draw:frame draw:style-name="fr5" draw:name="Objet26" text:anchor-type="as-char" svg:y="-0.381cm" svg:width="0.744cm" svg:height="0.464cm" draw:z-index="391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_5f_Caractères">? Justifie.</text:span></text:h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...</text:span></text:p>
      <text:h text:style-name="_5f_Paragraphe" text:outline-level="1"><text:span text:style-name="_5f_Caractères">Comment semblent être les points G, F et E ? (On ne demande pas de le démontrer.)</text:span></text:h>
      <text:p text:style-name="_5f_Paragraphe_5f_Réponse_5f_Pointillés_5f_Grisés"><text:span text:style-name="_5f_pointillés_20_gris">…………………………………………………………………</text:span></text:p>
      <text:list xml:id="list130851018883507" text:continue-numbering="true" text:style-name="_5f_Numérotation_20_des_20_exercices">
        <text:list-item>
          <text:h text:style-name="P119" text:outline-level="1"><text:span text:style-name="_5f_Caractères">Pour chaque question, réponds par Vrai ou Faux. Quand la phrase est fausse, trace une figure à main levée qui en donne un contre‑exemple.</text:span></text:h>
        </text:list-item>
      </text:list>
      <table:table table:name="Tableau2" table:style-name="Tableau2">
        <table:table-column table:style-name="Tableau2.A"/>
        <table:table-column table:style-name="Tableau2.B"/>
        <table:table-row table:style-name="TableLine158878960">
          <table:table-cell table:style-name="Tableau2.A1" office:value-type="string">
            <text:h text:style-name="_5f_Tableau_5f_Centré_5f_Gras" text:outline-level="1"><text:span text:style-name="_5f_Caractères"><text:span text:style-name="T183">Je suis un quadrilatère qui a des diagonales perpendiculaires et qui se coupent en leur milieu donc je suis forcément un losange. <text:tab/>.........</text:span></text:span></text:h>
          </table:table-cell>
          <table:table-cell table:style-name="Tableau2.B1" office:value-type="string">
            <text:h text:style-name="_5f_Tableau_5f_Centré_5f_Gras" text:outline-level="1"><text:span text:style-name="_5f_Caractères"/></text:h>
          </table:table-cell>
        </table:table-row>
        <table:table-row table:style-name="TableLine177215168">
          <table:table-cell table:style-name="Tableau2.A2" office:value-type="string">
            <text:h text:style-name="_5f_Tableau_5f_Centré_5f_Gras" text:outline-level="1"><text:span text:style-name="_5f_Caractères"><text:span text:style-name="T183">Je suis un quadrilatère qui a des diagonales de même longueur donc je suis forcément un rectangle.<text:tab/>.........</text:span></text:span></text:h>
          </table:table-cell>
          <table:table-cell table:style-name="Tableau2.B2" office:value-type="string">
            <text:h text:style-name="_5f_Tableau_5f_Centré" text:outline-level="1"><text:span text:style-name="_5f_Caractères"/></text:h>
          </table:table-cell>
        </table:table-row>
        <table:table-row table:style-name="TableLine173240208">
          <table:table-cell table:style-name="Tableau2.A2" office:value-type="string">
            <text:h text:style-name="_5f_Tableau_5f_Centré_5f_Gras" text:outline-level="1"><text:span text:style-name="_5f_Caractères"><text:span text:style-name="T183">Je suis un quadrilatère qui a des diagonales perpendiculaires et qui se coupent en leur milieu donc je suis forcément un carré.<text:tab/>.........</text:span></text:span></text:h>
          </table:table-cell>
          <table:table-cell table:style-name="Tableau2.B2" office:value-type="string">
            <text:h text:style-name="_5f_Tableau_5f_Centré" text:outline-level="1"><text:span text:style-name="_5f_Caractères"/></text:h>
          </table:table-cell>
        </table:table-row>
      </table:table>
      <text:p text:style-name="Standard"><text:soft-page-break/><text:span text:style-name="_5f_Caractère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1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1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1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1" fo:font-weight="bold" officeooo:rsid="0246ec76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1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1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7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4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5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43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1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42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40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9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7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8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4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5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6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2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33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28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30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9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31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5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6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7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2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3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4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20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21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7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8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13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15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16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14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0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1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07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09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08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4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5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6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00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1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02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3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7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8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292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3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295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6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94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9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0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1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86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88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7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3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4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5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80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82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81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7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8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9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72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3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75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6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74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9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0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66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67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68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61" draw:name="Shape3_12" draw:style-name="Mgr5" draw:text-style-name="MP1" svg:x1="10.308cm" svg:y1="0.388cm" svg:x2="20.496cm" svg:y2="0.36cm"><text:p/></draw:line><draw:path text:anchor-type="paragraph" draw:z-index="262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64" draw:name="Shape3_27" draw:style-name="Mgr5" draw:text-style-name="MP1" svg:x1="10.308cm" svg:y1="0.388cm" svg:x2="20.496cm" svg:y2="0.36cm"><text:p/></draw:line><draw:path text:anchor-type="paragraph" draw:z-index="265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63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8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9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57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4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5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6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52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53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9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0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47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48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45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46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43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44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0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1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39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6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7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8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34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35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1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2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8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9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6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27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3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4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21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22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8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9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20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16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17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8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215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1" text:anchor-type="paragraph" svg:y="-0.06cm" draw:z-index="0"><draw:text-box fo:min-height="0.499cm" fo:min-width="7.096cm"><draw:frame draw:style-name="Mfr2" draw:name="Frame8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9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10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2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3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4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10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1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08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09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6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07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04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205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1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2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8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9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0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5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6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7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3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194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0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1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7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189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8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4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5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6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82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83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81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78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9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80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75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6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72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3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69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70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71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66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7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8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65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62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3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60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61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57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8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55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6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52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3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51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9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50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7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48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44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5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6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43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41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42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9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40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1"><draw:text-box fo:min-height="0.499cm" fo:min-width="7.096cm"><draw:frame draw:style-name="Mfr2" draw:name="Frame2851" text:anchor-type="frame" svg:x="0.45cm" svg:y="0.079cm" svg:width="0.817cm" draw:z-index="3"><draw:text-box fo:min-height="0.355cm"><text:p text:style-name="MP3"><text:page-number text:select-page="current">3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37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4"><draw:text-box fo:min-height="0.499cm" fo:min-width="3cm"><draw:frame draw:style-name="Mfr2" draw:name="Frame287" text:anchor-type="frame" svg:x="0.45cm" svg:y="0.079cm" svg:width="0.817cm" draw:z-index="5"><draw:text-box fo:min-height="0.355cm"><text:p text:style-name="MP3"><text:page-number text:select-page="current">2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38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4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5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1" text:anchor-type="frame" svg:x="0.45cm" svg:y="0.079cm" svg:width="0.817cm" draw:z-index="0"><draw:text-box fo:min-height="0.355cm"><text:p text:style-name="MP3"><draw:g text:anchor-type="paragraph" draw:z-index="132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33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0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1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8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9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6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7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4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5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2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3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20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21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118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119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6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7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114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15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13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106" draw:name="Shape7_8" draw:style-name="Mgr9" draw:text-style-name="MP1" svg:x1="9.042cm" svg:y1="0.36cm" svg:x2="20.461cm" svg:y2="0.36cm"><text:p/></draw:line><draw:path text:anchor-type="paragraph" draw:z-index="107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08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T<text:span text:style-name="MT143">itre de la série</text:span></text:p>
      </style:header>
      <style:header-left>
        <text:p text:style-name="MP80"><draw:line text:anchor-type="paragraph" draw:z-index="110" draw:name="Shape7_9" draw:style-name="Mgr9" draw:text-style-name="MP1" svg:x1="9.042cm" svg:y1="0.36cm" svg:x2="20.461cm" svg:y2="0.36cm"><text:p/></draw:line><draw:path text:anchor-type="paragraph" draw:z-index="111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12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9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5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2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3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4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01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8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9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5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6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7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4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87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88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<draw:line text:anchor-type="paragraph" draw:z-index="89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91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92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<draw:line text:anchor-type="paragraph" draw:z-index="93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90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1012848526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85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30851851626133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86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3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4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81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82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80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7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8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9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4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5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6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73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header-left>
        <text:p text:style-name="MP9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71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72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9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70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65" draw:name="Shape9" draw:style-name="Mgr1" draw:text-style-name="MP1" svg:x1="11.559cm" svg:y1="0.36cm" svg:x2="20.5cm" svg:y2="0.36cm"><text:p/></draw:line><draw:frame text:anchor-type="paragraph" draw:z-index="66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<draw:path text:anchor-type="paragraph" draw:z-index="67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8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64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4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3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61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62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59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60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8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56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57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4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5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52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53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50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51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48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49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6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7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4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5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42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43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0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1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8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39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6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37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4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35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2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3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3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1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30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31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8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9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6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7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4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5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22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23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6" draw:name="Shape3_0" draw:style-name="Mgr14" draw:text-style-name="MP1" svg:x1="10.893cm" svg:y1="0.403cm" svg:x2="20.503cm" svg:y2="0.327cm"><text:p/></draw:line><draw:path text:anchor-type="char" draw:z-index="17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0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19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18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1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14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15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7" text:anchor-type="paragraph" svg:x="10.402cm" svg:y="-0.06cm" draw:z-index="0"><draw:text-box fo:min-height="0.499cm" fo:min-width="7.096cm"><draw:frame draw:style-name="Mfr2" draw:name="Frame24" text:anchor-type="frame" svg:x="0.45cm" svg:y="0.079cm" svg:width="0.817cm" draw:z-index="0"><draw:text-box fo:min-height="0.355cm"><text:p text:style-name="MP3"><draw:g text:anchor-type="paragraph" draw:z-index="346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47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2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2" text:anchor-type="paragraph" svg:y="-0.06cm" draw:z-index="0"><draw:text-box fo:min-height="0.499cm" fo:min-width="3cm"><draw:frame draw:style-name="Mfr2" draw:name="Frame6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8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9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0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2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1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2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3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3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354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5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356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7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ESAMATH </meta:initial-creator>
    <meta:creation-date>2014-12-29T17:08:08.216000000</meta:creation-date>
    <dc:date>2021-09-12T13:08:47.582825240</dc:date>
    <meta:editing-duration>P2DT11H51M7S</meta:editing-duration>
    <meta:editing-cycles>223</meta:editing-cycles>
    <meta:generator>LibreOffice/7.1.4.2$Linux_X86_64 LibreOffice_project/a529a4fab45b75fefc5b6226684193eb000654f6</meta:generator>
    <meta:document-statistic meta:table-count="2" meta:image-count="0" meta:object-count="16" meta:page-count="3" meta:paragraph-count="842" meta:word-count="3198" meta:character-count="21214" meta:non-whitespace-character-count="18481"/>
  </office:meta>
</office:document-meta>
</file>

<file path=Object 1/content.xml><?xml version="1.0" encoding="utf-8"?>
<math xmlns="http://www.w3.org/1998/Math/MathML" display="block">
  <semantics>
    <mover accent="true">
      <mrow>
        <mstyle mathsize="12pt">
          <mi>p</mi>
        </mstyle>
        <mtext>C</mtext>
        <mstyle mathsize="12pt">
          <mi>n</mi>
        </mstyle>
      </mrow>
      <mo stretchy="true">^</mo>
    </mover>
    <annotation encoding="StarMath 5.0"> widehat {size 12{p}"C"size 12{n}}</annotation>
  </semantics>
</math>
</file>

<file path=Object 10/content.xml><?xml version="1.0" encoding="utf-8"?>
<math xmlns="http://www.w3.org/1998/Math/MathML" display="block">
  <semantics>
    <mover accent="true">
      <mi mathvariant="italic">ABC</mi>
      <mo stretchy="true">^</mo>
    </mover>
    <annotation encoding="StarMath 5.0"> widehat  ABC</annotation>
  </semantics>
</math>
</file>

<file path=Object 11/content.xml><?xml version="1.0" encoding="utf-8"?>
<math xmlns="http://www.w3.org/1998/Math/MathML" display="block">
  <semantics>
    <mstyle mathsize="10pt">
      <mover accent="true">
        <mtext>EDF</mtext>
        <mo stretchy="true">^</mo>
      </mover>
    </mstyle>
    <annotation encoding="StarMath 5.0"> size 10{ widehat {"EDF"}}</annotation>
  </semantics>
</math>
</file>

<file path=Object 12/content.xml><?xml version="1.0" encoding="utf-8"?>
<math xmlns="http://www.w3.org/1998/Math/MathML" display="block">
  <semantics>
    <mstyle mathsize="10pt">
      <mover accent="true">
        <mtext>EFD.</mtext>
        <mo stretchy="true">^</mo>
      </mover>
    </mstyle>
    <annotation encoding="StarMath 5.0">size 10{ widehat {"EFD."}}</annotation>
  </semantics>
</math>
</file>

<file path=Object 13/content.xml><?xml version="1.0" encoding="utf-8"?>
<math xmlns="http://www.w3.org/1998/Math/MathML" display="block">
  <semantics>
    <mstyle mathsize="10pt">
      <mover accent="true">
        <mtext>EDF</mtext>
        <mo stretchy="true">^</mo>
      </mover>
    </mstyle>
    <annotation encoding="StarMath 5.0">size 10{ widehat {"EDF"}}</annotation>
  </semantics>
</math>
</file>

<file path=Object 15/content.xml><?xml version="1.0" encoding="utf-8"?>
<math xmlns="http://www.w3.org/1998/Math/MathML" display="block">
  <semantics>
    <mover accent="true">
      <mtext>ADE</mtext>
      <mo stretchy="true">^</mo>
    </mover>
    <annotation encoding="StarMath 5.0"> widehat {"ADE"}</annotation>
  </semantics>
</math>
</file>

<file path=Object 16/content.xml><?xml version="1.0" encoding="utf-8"?>
<math xmlns="http://www.w3.org/1998/Math/MathML" display="block">
  <semantics>
    <mover accent="true">
      <mtext>GCB</mtext>
      <mo stretchy="true">^</mo>
    </mover>
    <annotation encoding="StarMath 5.0"> widehat {"GCB"}</annotation>
  </semantics>
</math>
</file>

<file path=Object 17/content.xml><?xml version="1.0" encoding="utf-8"?>
<math xmlns="http://www.w3.org/1998/Math/MathML" display="block">
  <semantics>
    <mover accent="true">
      <mtext>GFD</mtext>
      <mo stretchy="true">^</mo>
    </mover>
    <annotation encoding="StarMath 5.0"> widehat {"GFD"}</annotation>
  </semantics>
</math>
</file>

<file path=Object 2/content.xml><?xml version="1.0" encoding="utf-8"?>
<math xmlns="http://www.w3.org/1998/Math/MathML" display="block">
  <semantics>
    <mover accent="true">
      <mtext>FEA</mtext>
      <mo stretchy="true">^</mo>
    </mover>
    <annotation encoding="StarMath 5.0"> widehat {"FEA"}</annotation>
  </semantics>
</math>
</file>

<file path=Object 3/content.xml><?xml version="1.0" encoding="utf-8"?>
<math xmlns="http://www.w3.org/1998/Math/MathML" display="block">
  <semantics>
    <mover accent="true">
      <mtext>EFA</mtext>
      <mo stretchy="true">^</mo>
    </mover>
    <annotation encoding="StarMath 5.0"> widehat "EFA"</annotation>
  </semantics>
</math>
</file>

<file path=Object 4/content.xml><?xml version="1.0" encoding="utf-8"?>
<math xmlns="http://www.w3.org/1998/Math/MathML" display="block">
  <semantics>
    <mover accent="true">
      <mtext>EAF</mtext>
      <mo stretchy="true">^</mo>
    </mover>
    <annotation encoding="StarMath 5.0"> widehat {"EAF"}</annotation>
  </semantics>
</math>
</file>

<file path=Object 5/content.xml><?xml version="1.0" encoding="utf-8"?>
<math xmlns="http://www.w3.org/1998/Math/MathML" display="block">
  <semantics>
    <mover accent="true">
      <mtext>MAE</mtext>
      <mo stretchy="true">^</mo>
    </mover>
    <annotation encoding="StarMath 5.0"> widehat {"MAE"}</annotation>
  </semantics>
</math>
</file>

<file path=Object 6/content.xml><?xml version="1.0" encoding="utf-8"?>
<math xmlns="http://www.w3.org/1998/Math/MathML" display="block">
  <semantics>
    <mover accent="true">
      <mtext>MEA</mtext>
      <mo stretchy="true">^</mo>
    </mover>
    <annotation encoding="StarMath 5.0"> widehat {"MEA"}</annotation>
  </semantics>
</math>
</file>

<file path=Object 7/content.xml><?xml version="1.0" encoding="utf-8"?>
<math xmlns="http://www.w3.org/1998/Math/MathML" display="block">
  <semantics>
    <mover accent="true">
      <mtext>FEM</mtext>
      <mo stretchy="true">^</mo>
    </mover>
    <annotation encoding="StarMath 5.0"> widehat {"FEM"}</annotation>
  </semantics>
</math>
</file>

<file path=Object 8/content.xml><?xml version="1.0" encoding="utf-8"?>
<math xmlns="http://www.w3.org/1998/Math/MathML" display="block">
  <semantics>
    <mover accent="true">
      <mtext>FAM</mtext>
      <mo stretchy="true">^</mo>
    </mover>
    <annotation encoding="StarMath 5.0"> widehat {"FAM"}</annotation>
  </semantics>
</math>
</file>

<file path=Object 9/content.xml><?xml version="1.0" encoding="utf-8"?>
<math xmlns="http://www.w3.org/1998/Math/MathML" display="block">
  <semantics>
    <mover accent="true">
      <mtext>BAC</mtext>
      <mo stretchy="true">^</mo>
    </mover>
    <annotation encoding="StarMath 5.0"> widehat  {"BAC"}</annotation>
  </semantics>
</math>
</file>